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settings.xml" manifest:media-type="text/xml"/>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7/content.xml" manifest:media-type="text/xml"/>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
  <manifest:file-entry manifest:full-path="ObjectReplacements/Object 3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Neue', Helvetica, Roboto, Arial, 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Tahoma" fo:font-size="11pt" fo:font-weight="bold" style:font-size-asian="11pt" style:font-weight-asian="bold" style:font-size-complex="11pt" style:font-weight-complex="bold"/>
    </style:style>
    <style:style style:name="P2" style:family="paragraph" style:parent-style-name="Standard">
      <style:text-properties style:font-name="Tahoma" fo:font-size="11pt" fo:font-weight="bold" style:font-size-asian="11pt" style:font-weight-asian="bold" style:font-size-complex="11pt" style:font-weight-complex="bold"/>
    </style:style>
    <style:style style:name="P3" style:family="paragraph" style:parent-style-name="Standard">
      <style:text-properties style:font-name="Tahoma" fo:font-size="11pt" fo:font-weight="normal" style:font-size-asian="11pt" style:font-weight-asian="normal" style:font-size-complex="11pt" style:font-weight-complex="normal"/>
    </style:style>
    <style:style style:name="P4" style:family="paragraph" style:parent-style-name="Standard">
      <style:text-properties style:font-name="Tahoma" fo:font-size="11pt" fo:font-weight="normal" officeooo:rsid="0000d639" style:font-size-asian="11pt" style:font-weight-asian="normal" style:font-size-complex="11pt" style:font-weight-complex="normal"/>
    </style:style>
    <style:style style:name="P5" style:family="paragraph" style:parent-style-name="Standard">
      <style:text-properties style:font-name="Tahoma" fo:font-size="11pt" style:text-underline-style="solid" style:text-underline-width="auto" style:text-underline-color="font-color" fo:font-weight="normal" officeooo:rsid="000a9bef" officeooo:paragraph-rsid="000a9bef" style:font-size-asian="11pt" style:font-weight-asian="normal" style:font-size-complex="11pt" style:font-weight-complex="normal"/>
    </style:style>
    <style:style style:name="P6" style:family="paragraph" style:parent-style-name="Standard">
      <style:text-properties style:font-name="Tahoma" fo:font-size="11pt" style:text-underline-style="solid" style:text-underline-width="auto" style:text-underline-color="font-color" fo:font-weight="normal" officeooo:rsid="001598a6" officeooo:paragraph-rsid="001598a6" style:font-size-asian="11pt" style:font-weight-asian="normal" style:font-size-complex="11pt" style:font-weight-complex="normal"/>
    </style:style>
    <style:style style:name="P7" style:family="paragraph" style:parent-style-name="Standard">
      <style:text-properties style:font-name="Tahoma" fo:font-size="11pt" style:text-underline-style="solid" style:text-underline-width="auto" style:text-underline-color="font-color" fo:font-weight="bold" officeooo:rsid="000a9bef" officeooo:paragraph-rsid="000a9bef" style:font-size-asian="11pt" style:font-weight-asian="bold" style:font-size-complex="11pt" style:font-weight-complex="bold"/>
    </style:style>
    <style:style style:name="P8" style:family="paragraph" style:parent-style-name="Standard">
      <style:text-properties style:text-underline-style="solid" style:text-underline-width="auto" style:text-underline-color="font-color" officeooo:rsid="001598a6" officeooo:paragraph-rsid="001598a6"/>
    </style:style>
    <style:style style:name="P9" style:family="paragraph" style:parent-style-name="Standard">
      <style:paragraph-properties fo:text-align="justify" style:justify-single-word="false"/>
      <style:text-properties style:text-underline-style="solid" style:text-underline-width="auto" style:text-underline-color="font-color" fo:font-weight="bold" officeooo:rsid="001e3a8f" officeooo:paragraph-rsid="001e3a8f" style:font-weight-asian="bold" style:font-weight-complex="bold"/>
    </style:style>
    <style:style style:name="P10" style:family="paragraph" style:parent-style-name="Standard">
      <style:text-properties officeooo:paragraph-rsid="000b8df5"/>
    </style:style>
    <style:style style:name="P11" style:family="paragraph" style:parent-style-name="Standard">
      <style:paragraph-properties fo:text-align="justify" style:justify-single-word="false"/>
      <style:text-properties officeooo:paragraph-rsid="001c8fe6"/>
    </style:style>
    <style:style style:name="P12" style:family="paragraph" style:parent-style-name="Standard">
      <style:paragraph-properties fo:text-align="justify" style:justify-single-word="false"/>
      <style:text-properties officeooo:paragraph-rsid="001cda21"/>
    </style:style>
    <style:style style:name="P13" style:family="paragraph" style:parent-style-name="Standard">
      <style:paragraph-properties fo:text-align="justify" style:justify-single-word="false"/>
      <style:text-properties officeooo:paragraph-rsid="001e3a8f"/>
    </style:style>
    <style:style style:name="P14" style:family="paragraph" style:parent-style-name="Standard">
      <style:paragraph-properties fo:text-align="center" style:justify-single-word="false"/>
      <style:text-properties officeooo:paragraph-rsid="000b8df5"/>
    </style:style>
    <style:style style:name="P15" style:family="paragraph" style:parent-style-name="Standard">
      <style:paragraph-properties fo:text-align="center" style:justify-single-word="false"/>
      <style:text-properties officeooo:paragraph-rsid="001c8fe6"/>
    </style:style>
    <style:style style:name="P16" style:family="paragraph" style:parent-style-name="Standard">
      <style:paragraph-properties fo:text-align="center" style:justify-single-word="false"/>
      <style:text-properties officeooo:paragraph-rsid="004f2902"/>
    </style:style>
    <style:style style:name="P17" style:family="paragraph" style:parent-style-name="Standard">
      <style:paragraph-properties fo:text-align="start" style:justify-single-word="false"/>
      <style:text-properties officeooo:paragraph-rsid="001c8fe6"/>
    </style:style>
    <style:style style:name="P18" style:family="paragraph" style:parent-style-name="Standard">
      <style:paragraph-properties fo:text-align="start" style:justify-single-word="false"/>
      <style:text-properties officeooo:paragraph-rsid="001e3a8f"/>
    </style:style>
    <style:style style:name="P19" style:family="paragraph" style:parent-style-name="Standard">
      <style:paragraph-properties fo:text-align="center" style:justify-single-word="false"/>
      <style:text-properties officeooo:rsid="001e3a8f" officeooo:paragraph-rsid="001e3a8f"/>
    </style:style>
    <style:style style:name="P20" style:family="paragraph" style:parent-style-name="Standard">
      <style:paragraph-properties fo:text-align="justify" style:justify-single-word="false"/>
      <style:text-properties officeooo:rsid="001e3a8f" officeooo:paragraph-rsid="001e3a8f"/>
    </style:style>
    <style:style style:name="P21" style:family="paragraph" style:parent-style-name="Standard">
      <style:paragraph-properties fo:text-align="justify" style:justify-single-word="false"/>
      <style:text-properties style:text-underline-style="none" fo:font-weight="normal" officeooo:rsid="0029dfa3" officeooo:paragraph-rsid="00383da8"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29dfa3" officeooo:paragraph-rsid="0029dfa3"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29dfa3" officeooo:paragraph-rsid="003cebf5" style:font-weight-asian="normal" style:font-weight-complex="normal"/>
    </style:style>
    <style:style style:name="P24" style:family="paragraph" style:parent-style-name="Standard">
      <style:paragraph-properties fo:text-align="center" style:justify-single-word="false"/>
      <style:text-properties style:text-underline-style="none" fo:font-weight="normal" officeooo:rsid="0029dfa3" officeooo:paragraph-rsid="0029dfa3" style:font-weight-asian="normal" style:font-weight-complex="normal"/>
    </style:style>
    <style:style style:name="P25" style:family="paragraph" style:parent-style-name="Standard">
      <style:paragraph-properties fo:text-align="center" style:justify-single-word="false"/>
      <style:text-properties style:text-underline-style="none" fo:font-weight="normal" officeooo:rsid="0029dfa3" officeooo:paragraph-rsid="00383da8" style:font-weight-asian="normal" style:font-weight-complex="normal"/>
    </style:style>
    <style:style style:name="P26" style:family="paragraph" style:parent-style-name="Standard" style:list-style-name="L1">
      <style:paragraph-properties fo:text-align="justify" style:justify-single-word="false"/>
      <style:text-properties style:text-underline-style="none" fo:font-weight="normal" officeooo:rsid="003dd3e0" officeooo:paragraph-rsid="003dd3e0" style:font-weight-asian="normal" style:font-weight-complex="normal"/>
    </style:style>
    <style:style style:name="P27" style:family="paragraph" style:parent-style-name="Standard">
      <style:paragraph-properties fo:text-align="justify" style:justify-single-word="false"/>
      <style:text-properties style:text-underline-style="none" fo:font-weight="normal" officeooo:rsid="003dd3e0" officeooo:paragraph-rsid="003dd3e0" style:font-weight-asian="normal" style:font-weight-complex="normal"/>
    </style:style>
    <style:style style:name="P28" style:family="paragraph" style:parent-style-name="Standard" style:list-style-name="L1">
      <style:paragraph-properties fo:text-align="justify" style:justify-single-word="false"/>
      <style:text-properties style:text-underline-style="none" fo:font-weight="normal" officeooo:rsid="004d3b76" officeooo:paragraph-rsid="004d3b76" style:font-weight-asian="normal" style:font-weight-complex="normal"/>
    </style:style>
    <style:style style:name="P29" style:family="paragraph" style:parent-style-name="Standard">
      <style:text-properties officeooo:paragraph-rsid="001598a6"/>
    </style:style>
    <style:style style:name="P30" style:family="paragraph" style:parent-style-name="Standard">
      <style:paragraph-properties fo:margin-left="0.7563in" fo:margin-right="0in" fo:text-align="justify" style:justify-single-word="false" fo:text-indent="0in" style:auto-text-indent="false"/>
      <style:text-properties style:text-underline-style="none" fo:font-weight="normal" officeooo:rsid="003dd3e0" officeooo:paragraph-rsid="003dd3e0" style:font-weight-asian="normal" style:font-weight-complex="normal"/>
    </style:style>
    <style:style style:name="T1" style:family="text">
      <style:text-properties officeooo:rsid="000011de"/>
    </style:style>
    <style:style style:name="T2" style:family="text">
      <style:text-properties style:font-name="Tahoma" fo:font-size="11pt" fo:font-weight="normal" style:font-size-asian="11pt" style:font-weight-asian="normal" style:font-size-complex="11pt" style:font-weight-complex="normal"/>
    </style:style>
    <style:style style:name="T3" style:family="text">
      <style:text-properties style:font-name="Tahoma" fo:font-size="11pt" fo:font-weight="normal" officeooo:rsid="000b8df5" style:font-size-asian="11pt" style:font-weight-asian="normal" style:font-size-complex="11pt" style:font-weight-complex="normal"/>
    </style:style>
    <style:style style:name="T4" style:family="text">
      <style:text-properties style:font-name="Tahoma" fo:font-size="11pt" style:text-underline-style="none" fo:font-weight="normal" officeooo:rsid="000b8df5" style:font-size-asian="11pt" style:font-weight-asian="normal" style:font-size-complex="11pt" style:font-weight-complex="normal"/>
    </style:style>
    <style:style style:name="T5" style:family="text">
      <style:text-properties style:font-name="Tahoma" fo:font-size="11pt" style:text-underline-style="none" fo:font-weight="normal" officeooo:rsid="001cda21" style:font-size-asian="11pt" style:font-weight-asian="normal" style:font-size-complex="11pt" style:font-weight-complex="normal"/>
    </style:style>
    <style:style style:name="T6" style:family="text">
      <style:text-properties style:font-name="Tahoma" fo:font-size="11pt" style:text-underline-style="none" fo:font-weight="normal" officeooo:rsid="00218157" style:font-size-asian="11pt" style:font-weight-asian="normal" style:font-size-complex="11pt" style:font-weight-complex="normal"/>
    </style:style>
    <style:style style:name="T7" style:family="text">
      <style:text-properties style:font-name="Tahoma" fo:font-size="11pt" style:text-underline-style="solid" style:text-underline-width="auto" style:text-underline-color="font-color" fo:font-weight="normal" officeooo:rsid="001cda21" style:font-size-asian="11pt" style:font-weight-asian="normal" style:font-size-complex="11pt" style:font-weight-complex="normal"/>
    </style:style>
    <style:style style:name="T8" style:family="text">
      <style:text-properties style:font-name="Tahoma" fo:font-size="11pt" style:text-underline-style="solid" style:text-underline-width="auto" style:text-underline-color="font-color" fo:font-weight="normal" officeooo:rsid="001598a6" style:font-size-asian="11pt" style:font-weight-asian="normal" style:font-size-complex="11pt" style:font-weight-complex="normal"/>
    </style:style>
    <style:style style:name="T9" style:family="text">
      <style:text-properties style:font-name="Tahoma" fo:font-size="11pt" fo:font-style="normal" style:text-underline-style="none" fo:font-weight="normal" officeooo:rsid="001cda21" style:font-size-asian="11pt" style:font-style-asian="normal" style:font-weight-asian="normal" style:font-size-complex="11pt" style:font-weight-complex="normal"/>
    </style:style>
    <style:style style:name="T10" style:family="text">
      <style:text-properties style:font-name="Tahoma" fo:font-size="11pt" fo:font-style="normal" style:text-underline-style="none" fo:font-weight="normal" officeooo:rsid="001d4be6" style:font-size-asian="11pt" style:font-style-asian="normal" style:font-weight-asian="normal" style:font-size-complex="11pt" style:font-weight-complex="normal"/>
    </style:style>
    <style:style style:name="T11" style:family="text">
      <style:text-properties style:font-name="Tahoma" fo:font-size="11pt" fo:font-style="normal" style:text-underline-style="none" fo:font-weight="normal" officeooo:rsid="001e3a8f" style:font-size-asian="11pt" style:font-style-asian="normal" style:font-weight-asian="normal" style:font-size-complex="11pt" style:font-weight-complex="normal"/>
    </style:style>
    <style:style style:name="T12" style:family="text">
      <style:text-properties style:font-name="Tahoma" fo:font-size="11pt" fo:font-style="normal" style:text-underline-style="none" fo:font-weight="normal" officeooo:rsid="0024a0a5" style:font-size-asian="11pt" style:font-style-asian="normal" style:font-weight-asian="normal" style:font-size-complex="11pt" style:font-weight-complex="normal"/>
    </style:style>
    <style:style style:name="T13" style:family="text">
      <style:text-properties style:font-name="Tahoma" fo:font-size="11pt" fo:font-style="normal" style:font-size-asian="11pt" style:font-style-asian="normal" style:font-size-complex="11pt"/>
    </style:style>
    <style:style style:name="T14" style:family="text">
      <style:text-properties style:font-name="Tahoma" fo:font-size="11pt" fo:font-style="normal" officeooo:rsid="0024a0a5" style:font-size-asian="11pt" style:font-style-asian="normal" style:font-size-complex="11pt"/>
    </style:style>
    <style:style style:name="T15" style:family="text">
      <style:text-properties style:font-name="Tahoma" fo:font-size="11pt" fo:font-style="normal" officeooo:rsid="002a4ae9" style:font-size-asian="11pt" style:font-style-asian="normal" style:font-size-complex="11pt"/>
    </style:style>
    <style:style style:name="T16" style:family="text">
      <style:text-properties style:font-name="Tahoma" fo:font-size="11pt" fo:font-style="normal" officeooo:rsid="003dd3e0" style:font-size-asian="11pt" style:font-style-asian="normal" style:font-size-complex="11pt"/>
    </style:style>
    <style:style style:name="T17" style:family="text">
      <style:text-properties style:font-name="Tahoma" fo:font-size="11pt" fo:font-style="normal" officeooo:rsid="003fc7f1" style:font-size-asian="11pt" style:font-style-asian="normal" style:font-size-complex="11pt"/>
    </style:style>
    <style:style style:name="T18" style:family="text">
      <style:text-properties style:font-name="Tahoma" fo:font-size="11pt" fo:font-style="normal" officeooo:rsid="0040dd0c" style:font-size-asian="11pt" style:font-style-asian="normal" style:font-size-complex="11pt"/>
    </style:style>
    <style:style style:name="T19" style:family="text">
      <style:text-properties style:font-name="Tahoma" fo:font-size="11pt" fo:font-style="normal" officeooo:rsid="0044204b" style:font-size-asian="11pt" style:font-style-asian="normal" style:font-size-complex="11pt"/>
    </style:style>
    <style:style style:name="T20" style:family="text">
      <style:text-properties style:font-name="Tahoma" fo:font-size="11pt" fo:font-style="normal" officeooo:rsid="004b3cf7" style:font-size-asian="11pt" style:font-style-asian="normal" style:font-size-complex="11pt"/>
    </style:style>
    <style:style style:name="T21" style:family="text">
      <style:text-properties style:font-name="Liberation Mono" fo:font-size="11pt" fo:font-style="normal" fo:font-weight="normal" style:font-size-asian="11pt" style:font-style-asian="normal" style:font-weight-asian="normal"/>
    </style:style>
    <style:style style:name="T22" style:family="text">
      <style:text-properties style:font-name="Liberation Mono1" fo:font-size="11pt" fo:font-style="normal" style:text-underline-style="none" fo:font-weight="normal" officeooo:rsid="001cda21" style:font-size-asian="11pt" style:font-style-asian="normal" style:font-weight-asian="normal" style:font-size-complex="11pt" style:font-weight-complex="normal"/>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Γλώσσες Προγραμματισμού <text:span text:style-name="T1">2</text:span></text:p>
      <text:p text:style-name="P1">Άσκηση <text:span text:style-name="T1">2: Συστήματα τύπων – σημασιολογία μεγάλων βημάτων</text:span></text:p>
      <text:p text:style-name="P1">Μπενετόπουλος Αχιλλεύς, <text:span text:style-name="T1">03112614</text:span></text:p>
      <text:p text:style-name="P1"/>
      <text:p text:style-name="P3">Η σύνταξη της γλώσσας πάνω στην οποία θα δουλέψουμε έχει ως εξής:</text:p>
      <text:p text:style-name="P3"/>
      <text:p text:style-name="P3"><draw:frame draw:style-name="fr1" draw:name="Object1" text:anchor-type="as-char" svg:y="-0.1484in" svg:width="2.548in" svg:height="0.2098in" draw:z-index="0"><draw:object xlink:href="./Object 1" xlink:type="simple" xlink:show="embed" xlink:actuate="onLoad"/><draw:image xlink:href="./ObjectReplacements/Object 1" xlink:type="simple" xlink:show="embed" xlink:actuate="onLoad"/></draw:frame></text:p>
      <text:p text:style-name="P3"><draw:frame draw:style-name="fr1" draw:name="Object3" text:anchor-type="as-char" svg:y="-0.1484in" svg:width="2.9598in" svg:height="0.2091in" draw:z-index="2"><draw:object xlink:href="./Object 3" xlink:type="simple" xlink:show="embed" xlink:actuate="onLoad"/><draw:image xlink:href="./ObjectReplacements/Object 3" xlink:type="simple" xlink:show="embed" xlink:actuate="onLoad"/></draw:frame></text:p>
      <text:p text:style-name="P4"><draw:frame draw:style-name="fr1" draw:name="Object2" text:anchor-type="as-char" svg:y="-0.1484in" svg:width="6.2528in" svg:height="0.2091in" draw:z-index="1"><draw:object xlink:href="./Object 2" xlink:type="simple" xlink:show="embed" xlink:actuate="onLoad"/><draw:image xlink:href="./ObjectReplacements/Object 2" xlink:type="simple" xlink:show="embed" xlink:actuate="onLoad"/></draw:frame></text:p>
      <text:p text:style-name="P4"/>
      <text:p text:style-name="P7">Σημασιολογία Μεγάλων Βημάτων</text:p>
      <text:p text:style-name="P5"/>
      <text:p text:style-name="P29"><text:span text:style-name="T8">Unary &amp; Binary Operators</text:span></text:p>
      <text:p text:style-name="P6"/>
      <text:p text:style-name="P16"><text:span text:style-name="T4"><draw:frame draw:style-name="fr1" draw:name="Object4" text:anchor-type="as-char" svg:y="-0.2598in" svg:width="2.6366in" svg:height="0.4244in" draw:z-index="35"><draw:object xlink:href="./Object 4" xlink:type="simple" xlink:show="embed" xlink:actuate="onLoad"/><draw:image xlink:href="./ObjectReplacements/Object 4" xlink:type="simple" xlink:show="embed" xlink:actuate="onLoad"/></draw:frame></text:span></text:p>
      <text:p text:style-name="P16"><text:span text:style-name="T4"/></text:p>
      <text:p text:style-name="P16"><text:span text:style-name="T4"><text:s/></text:span><text:span text:style-name="T4"><draw:frame draw:style-name="fr1" draw:name="Object5" text:anchor-type="as-char" svg:y="-0.2728in" svg:width="4.6571in" svg:height="0.4508in" draw:z-index="3"><draw:object xlink:href="./Object 5" xlink:type="simple" xlink:show="embed" xlink:actuate="onLoad"/><draw:image xlink:href="./ObjectReplacements/Object 5" xlink:type="simple" xlink:show="embed" xlink:actuate="onLoad"/><svg:desc>formula</svg:desc></draw:frame></text:span></text:p>
      <text:p text:style-name="P10"><text:span text:style-name="T4"/></text:p>
      <text:p text:style-name="P8"><text:span text:style-name="T3">C</text:span><text:span text:style-name="T2">onditionals</text:span></text:p>
      <text:p text:style-name="P8"><text:span text:style-name="T2"/></text:p>
      <text:p text:style-name="P14"><text:span text:style-name="T4"><draw:frame draw:style-name="fr1" draw:name="Object6" text:anchor-type="as-char" svg:y="-0.2728in" svg:width="2.6535in" svg:height="0.4508in" draw:z-index="4"><draw:object xlink:href="./Object 6" xlink:type="simple" xlink:show="embed" xlink:actuate="onLoad"/><draw:image xlink:href="./ObjectReplacements/Object 6" xlink:type="simple" xlink:show="embed" xlink:actuate="onLoad"/><svg:desc>formula</svg:desc></draw:frame></text:span><text:span text:style-name="T4"><draw:frame draw:style-name="fr1" draw:name="Object7" text:anchor-type="as-char" svg:y="-0.2728in" svg:width="2.7055in" svg:height="0.4508in" draw:z-index="5"><draw:object xlink:href="./Object 7" xlink:type="simple" xlink:show="embed" xlink:actuate="onLoad"/><draw:image xlink:href="./ObjectReplacements/Object 7" xlink:type="simple" xlink:show="embed" xlink:actuate="onLoad"/><svg:desc>formula</svg:desc></draw:frame></text:span></text:p>
      <text:p text:style-name="P10"><text:span text:style-name="T4"/></text:p>
      <text:p text:style-name="P8"><text:span text:style-name="T2">Call by Value</text:span></text:p>
      <text:p text:style-name="P8"><text:span text:style-name="T2"/></text:p>
      <text:p text:style-name="P14"><text:span text:style-name="T4"><draw:frame draw:style-name="fr1" draw:name="Object8" text:anchor-type="as-char" svg:y="-0.2728in" svg:width="4.9035in" svg:height="0.4508in" draw:z-index="6"><draw:object xlink:href="./Object 8" xlink:type="simple" xlink:show="embed" xlink:actuate="onLoad"/><draw:image xlink:href="./ObjectReplacements/Object 8" xlink:type="simple" xlink:show="embed" xlink:actuate="onLoad"/><svg:desc>formula</svg:desc></draw:frame></text:span></text:p>
      <text:p text:style-name="P10"><text:span text:style-name="T4"/></text:p>
      <text:p text:style-name="P8"><text:span text:style-name="T3">C</text:span><text:span text:style-name="T2">all by Name</text:span></text:p>
      <text:p text:style-name="P10"><text:span text:style-name="T4"/></text:p>
      <text:p text:style-name="P14"><text:span text:style-name="T4"><draw:frame draw:style-name="fr1" draw:name="Object9" text:anchor-type="as-char" svg:y="-0.2728in" svg:width="3.4189in" svg:height="0.4508in" draw:z-index="7"><draw:object xlink:href="./Object 9" xlink:type="simple" xlink:show="embed" xlink:actuate="onLoad"/><draw:image xlink:href="./ObjectReplacements/Object 9" xlink:type="simple" xlink:show="embed" xlink:actuate="onLoad"/><svg:desc>formula</svg:desc></draw:frame></text:span></text:p>
      <text:p text:style-name="P10"><text:span text:style-name="T4"/></text:p>
      <text:p text:style-name="P8"><text:span text:style-name="T3">M</text:span><text:span text:style-name="T2">emory accesses</text:span></text:p>
      <text:p text:style-name="P8"><text:span text:style-name="T2"/></text:p>
      <text:p text:style-name="P15"><text:span text:style-name="T4"><draw:frame draw:style-name="fr1" draw:name="Object10" text:anchor-type="as-char" svg:y="-0.2728in" svg:width="1.9264in" svg:height="0.4374in" draw:z-index="9"><draw:object xlink:href="./Object 10" xlink:type="simple" xlink:show="embed" xlink:actuate="onLoad"/><draw:image xlink:href="./ObjectReplacements/Object 10" xlink:type="simple" xlink:show="embed" xlink:actuate="onLoad"/></draw:frame></text:span></text:p>
      <text:p text:style-name="P15"><text:span text:style-name="T4"/></text:p>
      <text:p text:style-name="P15"><text:span text:style-name="T4"><draw:frame draw:style-name="fr1" draw:name="Object11" text:anchor-type="as-char" svg:y="-0.2728in" svg:width="2.6854in" svg:height="0.4508in" draw:z-index="8"><draw:object xlink:href="./Object 11" xlink:type="simple" xlink:show="embed" xlink:actuate="onLoad"/><draw:image xlink:href="./ObjectReplacements/Object 11" xlink:type="simple" xlink:show="embed" xlink:actuate="onLoad"/></draw:frame></text:span><text:span text:style-name="T4"><draw:frame draw:style-name="fr1" draw:name="Object12" text:anchor-type="as-char" svg:y="-0.2598in" svg:width="2.6217in" svg:height="0.4374in" draw:z-index="10"><draw:object xlink:href="./Object 12" xlink:type="simple" xlink:show="embed" xlink:actuate="onLoad"/><draw:image xlink:href="./ObjectReplacements/Object 12" xlink:type="simple" xlink:show="embed" xlink:actuate="onLoad"/></draw:frame></text:span></text:p>
      <text:p text:style-name="P15"><text:span text:style-name="T4"/></text:p>
      <text:p text:style-name="P11"><text:span text:style-name="T4">Για να διατυπώσουμε το θεώρημα ασφάλειας, θα πρέπει πρώτα να διατυπώσουμε τα εξής δύο θεωρ</text:span><text:span text:style-name="T5">ήματα:</text:span></text:p>
      <text:p text:style-name="P17"><text:span text:style-name="T5"/></text:p>
      <text:p text:style-name="P12"><text:span text:style-name="T7">Θεώρημα Προόδου: </text:span><text:span text:style-name="T5">Αν </text:span><text:span text:style-name="T5"><draw:frame draw:style-name="fr1" draw:name="Object13" text:anchor-type="as-char" svg:y="-0.1528in" svg:width="0.889in" svg:height="0.2047in" draw:z-index="11"><draw:object xlink:href="./Object 13" xlink:type="simple" xlink:show="embed" xlink:actuate="onLoad"/><draw:image xlink:href="./ObjectReplacements/Object 13" xlink:type="simple" xlink:show="embed" xlink:actuate="onLoad"/></draw:frame></text:span><text:span text:style-name="T5">, τότε είτε </text:span><text:span text:style-name="T5"><draw:frame draw:style-name="fr1" draw:name="Object17" text:anchor-type="as-char" svg:y="-0.1484in" svg:width="0.1602in" svg:height="0.1839in" draw:z-index="15"><draw:object xlink:href="./Object 17" xlink:type="simple" xlink:show="embed" xlink:actuate="onLoad"/><draw:image xlink:href="./ObjectReplacements/Object 17" xlink:type="simple" xlink:show="embed" xlink:actuate="onLoad"/></draw:frame></text:span><text:span text:style-name="T5"> τιμή, είτε για κάθε </text:span><text:span text:style-name="T5"><draw:frame draw:style-name="fr1" draw:name="Object18" text:anchor-type="as-char" svg:y="-0.1484in" svg:width="0.2028in" svg:height="0.1839in" draw:z-index="16"><draw:object xlink:href="./Object 18" xlink:type="simple" xlink:show="embed" xlink:actuate="onLoad"/><draw:image xlink:href="./ObjectReplacements/Object 18" xlink:type="simple" xlink:show="embed" xlink:actuate="onLoad"/></draw:frame></text:span><text:span text:style-name="T5"> τέτοιο ώστε </text:span><text:span text:style-name="T22"><draw:frame draw:style-name="fr1" draw:name="Object14" text:anchor-type="as-char" svg:y="-0.1528in" svg:width="0.7508in" svg:height="0.2047in" draw:z-index="12"><draw:object xlink:href="./Object 14" xlink:type="simple" xlink:show="embed" xlink:actuate="onLoad"/><draw:image xlink:href="./ObjectReplacements/Object 14" xlink:type="simple" xlink:show="embed" xlink:actuate="onLoad"/></draw:frame></text:span><text:span text:style-name="T5"> υπάρχει </text:span><text:span text:style-name="T5"><draw:frame draw:style-name="fr1" draw:name="Object16" text:anchor-type="as-char" svg:y="-0.152in" svg:width="0.5547in" svg:height="0.2in" draw:z-index="14"><draw:object xlink:href="./Object 16" xlink:type="simple" xlink:show="embed" xlink:actuate="onLoad"/><draw:image xlink:href="./ObjectReplacements/Object 16" xlink:type="simple" xlink:show="embed" xlink:actuate="onLoad"/></draw:frame></text:span><text:span text:style-name="T5"> τέτοιο ώστε </text:span><text:span text:style-name="T5"><draw:frame draw:style-name="fr1" draw:name="Object15" text:anchor-type="as-char" svg:y="-0.152in" svg:width="1.0866in" svg:height="0.2in" draw:z-index="13"><draw:object xlink:href="./Object 15" xlink:type="simple" xlink:show="embed" xlink:actuate="onLoad"/><draw:image xlink:href="./ObjectReplacements/Object 15" xlink:type="simple" xlink:show="embed" xlink:actuate="onLoad"/></draw:frame></text:span><text:span text:style-name="T9">.</text:span></text:p>
      <text:p text:style-name="P18"><text:span text:style-name="T7"/></text:p>
      <text:p text:style-name="P13"><text:span text:style-name="T7"/></text:p>
      <text:p text:style-name="P13"><text:span text:style-name="T7"/></text:p>
      <text:p text:style-name="P13"><text:soft-page-break/><text:span text:style-name="T7">Θεώρημα Διατήρησης: </text:span><text:span text:style-name="T5">Αν </text:span><text:span text:style-name="T5"><draw:frame draw:style-name="fr1" draw:name="Object21" text:anchor-type="as-char" svg:y="-0.1484in" svg:width="1.6854in" svg:height="0.1846in" draw:z-index="19"><draw:object xlink:href="./Object 21" xlink:type="simple" xlink:show="embed" xlink:actuate="onLoad"/><draw:image xlink:href="./ObjectReplacements/Object 21" xlink:type="simple" xlink:show="embed" xlink:actuate="onLoad"/></draw:frame></text:span><text:span text:style-name="T6">και</text:span><text:span text:style-name="T9"><draw:frame draw:style-name="fr1" draw:name="Object19" text:anchor-type="as-char" svg:y="-0.152in" svg:width="1.089in" svg:height="0.2in" draw:z-index="17"><draw:object xlink:href="./Object 19" xlink:type="simple" xlink:show="embed" xlink:actuate="onLoad"/><draw:image xlink:href="./ObjectReplacements/Object 19" xlink:type="simple" xlink:show="embed" xlink:actuate="onLoad"/><svg:desc>formula</svg:desc></draw:frame></text:span><text:span text:style-name="T9">, τότε υπάρχει </text:span><text:span text:style-name="T9"><draw:frame draw:style-name="fr1" draw:name="Object22" text:anchor-type="as-char" svg:y="-0.1484in" svg:width="0.3071in" svg:height="0.1839in" draw:z-index="20"><draw:object xlink:href="./Object 22" xlink:type="simple" xlink:show="embed" xlink:actuate="onLoad"/><draw:image xlink:href="./ObjectReplacements/Object 22" xlink:type="simple" xlink:show="embed" xlink:actuate="onLoad"/></draw:frame></text:span><text:span text:style-name="T11"> τέτοιο ώστε:</text:span></text:p>
      <text:p text:style-name="P19"><text:span text:style-name="T10"><draw:frame draw:style-name="fr1" draw:name="Object20" text:anchor-type="as-char" svg:y="-0.1484in" svg:width="2.9402in" svg:height="0.1846in" draw:z-index="18"><draw:object xlink:href="./Object 20" xlink:type="simple" xlink:show="embed" xlink:actuate="onLoad"/><draw:image xlink:href="./ObjectReplacements/Object 20" xlink:type="simple" xlink:show="embed" xlink:actuate="onLoad"/></draw:frame></text:span></text:p>
      <text:p text:style-name="P19"><text:span text:style-name="T10"/></text:p>
      <text:p text:style-name="P20"><text:span text:style-name="T10">Το θεώρημα ασφάλειας αποτελεί ουσιαστικά το συνδυασμό των θεωρημάτων προόδου και διατήρησης, και λέει το εξής: αν η έκφραση </text:span><text:span text:style-name="T12">e έχει τύπο, τότε η αποτίμησή της δε μπορεί να κολλήσει.</text:span></text:p>
      <text:p text:style-name="P20"><text:span text:style-name="T12"/></text:p>
      <text:p text:style-name="P9"><text:span text:style-name="T14">Σύστημα Τύπων</text:span></text:p>
      <text:p text:style-name="P9"><text:span text:style-name="T14"/></text:p>
      <text:p text:style-name="P23"><text:span text:style-name="T15"><draw:frame draw:style-name="fr1" draw:name="Object23" text:anchor-type="as-char" svg:y="-0.2689in" svg:width="3.7874in" svg:height="0.4429in" draw:z-index="34"><draw:object xlink:href="./Object 23" xlink:type="simple" xlink:show="embed" xlink:actuate="onLoad"/><draw:image xlink:href="./ObjectReplacements/Object 23" xlink:type="simple" xlink:show="embed" xlink:actuate="onLoad"/></draw:frame></text:span></text:p>
      <text:p text:style-name="P23"><text:span text:style-name="T15"/></text:p>
      <text:p text:style-name="P23"><text:span text:style-name="T15"><draw:frame draw:style-name="fr1" draw:name="Object24" text:anchor-type="as-char" svg:y="-0.2693in" svg:width="4.522in" svg:height="0.4429in" draw:z-index="32"><draw:object xlink:href="./Object 24" xlink:type="simple" xlink:show="embed" xlink:actuate="onLoad"/><draw:image xlink:href="./ObjectReplacements/Object 24" xlink:type="simple" xlink:show="embed" xlink:actuate="onLoad"/></draw:frame></text:span></text:p>
      <text:p text:style-name="P23"><text:span text:style-name="T15"/></text:p>
      <text:p text:style-name="P22"><text:span text:style-name="T15"><draw:frame draw:style-name="fr1" draw:name="Object27" text:anchor-type="as-char" svg:y="-0.2693in" svg:width="3.5917in" svg:height="0.4429in" draw:z-index="23"><draw:object xlink:href="./Object 27" xlink:type="simple" xlink:show="embed" xlink:actuate="onLoad"/><draw:image xlink:href="./ObjectReplacements/Object 27" xlink:type="simple" xlink:show="embed" xlink:actuate="onLoad"/><svg:desc>formula</svg:desc></draw:frame></text:span></text:p>
      <text:p text:style-name="P22"><text:span text:style-name="T15"/></text:p>
      <text:p text:style-name="P24"><text:span text:style-name="T15"><draw:frame draw:style-name="fr1" draw:name="Object25" text:anchor-type="as-char" svg:y="-0.2445in" svg:width="1.1134in" svg:height="0.3937in" draw:z-index="22"><draw:object xlink:href="./Object 25" xlink:type="simple" xlink:show="embed" xlink:actuate="onLoad"/><draw:image xlink:href="./ObjectReplacements/Object 25" xlink:type="simple" xlink:show="embed" xlink:actuate="onLoad"/></draw:frame></text:span><text:span text:style-name="T15"><draw:frame draw:style-name="fr1" draw:name="Object26" text:anchor-type="as-char" svg:y="-0.2445in" svg:width="1.2362in" svg:height="0.3937in" draw:z-index="21"><draw:object xlink:href="./Object 26" xlink:type="simple" xlink:show="embed" xlink:actuate="onLoad"/><draw:image xlink:href="./ObjectReplacements/Object 26" xlink:type="simple" xlink:show="embed" xlink:actuate="onLoad"/><svg:desc>formula</svg:desc></draw:frame></text:span><text:span text:style-name="T15"><draw:frame draw:style-name="fr1" draw:name="Object28" text:anchor-type="as-char" svg:y="-0.2693in" svg:width="2.9126in" svg:height="0.4429in" draw:z-index="31"><draw:object xlink:href="./Object 28" xlink:type="simple" xlink:show="embed" xlink:actuate="onLoad"/><draw:image xlink:href="./ObjectReplacements/Object 28" xlink:type="simple" xlink:show="embed" xlink:actuate="onLoad"/></draw:frame></text:span></text:p>
      <text:p text:style-name="P24"><text:span text:style-name="T15"/></text:p>
      <text:p text:style-name="P24"><text:span text:style-name="T15"><draw:frame draw:style-name="fr1" draw:name="Object29" text:anchor-type="as-char" svg:y="-0.2445in" svg:width="1.6453in" svg:height="0.3937in" draw:z-index="29"><draw:object xlink:href="./Object 29" xlink:type="simple" xlink:show="embed" xlink:actuate="onLoad"/><draw:image xlink:href="./ObjectReplacements/Object 29" xlink:type="simple" xlink:show="embed" xlink:actuate="onLoad"/></draw:frame></text:span><text:span text:style-name="T15"><draw:frame draw:style-name="fr1" draw:name="Object30" text:anchor-type="as-char" svg:y="-0.2693in" svg:width="2.1291in" svg:height="0.4429in" draw:z-index="30"><draw:object xlink:href="./Object 30" xlink:type="simple" xlink:show="embed" xlink:actuate="onLoad"/><draw:image xlink:href="./ObjectReplacements/Object 30" xlink:type="simple" xlink:show="embed" xlink:actuate="onLoad"/></draw:frame></text:span></text:p>
      <text:p text:style-name="P24"><text:span text:style-name="T15"/></text:p>
      <text:p text:style-name="P24"><text:span text:style-name="T15"><draw:frame draw:style-name="fr1" draw:name="Object31" text:anchor-type="as-char" svg:y="-0.1484in" svg:width="1.2602in" svg:height="0.1846in" draw:z-index="24"><draw:object xlink:href="./Object 31" xlink:type="simple" xlink:show="embed" xlink:actuate="onLoad"/><draw:image xlink:href="./ObjectReplacements/Object 31" xlink:type="simple" xlink:show="embed" xlink:actuate="onLoad"/><svg:desc>formula</svg:desc></draw:frame></text:span><text:span text:style-name="T15"><draw:frame draw:style-name="fr1" draw:name="Object32" text:anchor-type="as-char" svg:y="-0.2693in" svg:width="2.0465in" svg:height="0.4429in" draw:z-index="25"><draw:object xlink:href="./Object 32" xlink:type="simple" xlink:show="embed" xlink:actuate="onLoad"/><draw:image xlink:href="./ObjectReplacements/Object 32" xlink:type="simple" xlink:show="embed" xlink:actuate="onLoad"/><svg:desc>formula</svg:desc></draw:frame></text:span></text:p>
      <text:p text:style-name="P24"><text:span text:style-name="T15"/></text:p>
      <text:p text:style-name="P25"><text:span text:style-name="T15"><draw:frame draw:style-name="fr1" draw:name="Object36" text:anchor-type="as-char" svg:y="-0.2598in" svg:width="1.3138in" svg:height="0.4339in" draw:z-index="33"><draw:object xlink:href="./Object 36" xlink:type="simple" xlink:show="embed" xlink:actuate="onLoad"/><draw:image xlink:href="./ObjectReplacements/Object 36" xlink:type="simple" xlink:show="embed" xlink:actuate="onLoad"/></draw:frame></text:span><text:span text:style-name="T15"><draw:frame draw:style-name="fr1" draw:name="Object33" text:anchor-type="as-char" svg:y="-0.2445in" svg:width="1.3701in" svg:height="0.3937in" draw:z-index="26"><draw:object xlink:href="./Object 33" xlink:type="simple" xlink:show="embed" xlink:actuate="onLoad"/><draw:image xlink:href="./ObjectReplacements/Object 33" xlink:type="simple" xlink:show="embed" xlink:actuate="onLoad"/><svg:desc>formula</svg:desc></draw:frame></text:span><text:span text:style-name="T15"><draw:frame draw:style-name="fr1" draw:name="Object34" text:anchor-type="as-char" svg:y="-0.2445in" svg:width="1.1563in" svg:height="0.3937in" draw:z-index="27"><draw:object xlink:href="./Object 34" xlink:type="simple" xlink:show="embed" xlink:actuate="onLoad"/><draw:image xlink:href="./ObjectReplacements/Object 34" xlink:type="simple" xlink:show="embed" xlink:actuate="onLoad"/><svg:desc>formula</svg:desc></draw:frame></text:span><text:span text:style-name="T15"><draw:frame draw:style-name="fr1" draw:name="Object35" text:anchor-type="as-char" svg:y="-0.2693in" svg:width="2.098in" svg:height="0.4429in" draw:z-index="28"><draw:object xlink:href="./Object 35" xlink:type="simple" xlink:show="embed" xlink:actuate="onLoad"/><draw:image xlink:href="./ObjectReplacements/Object 35" xlink:type="simple" xlink:show="embed" xlink:actuate="onLoad"/><svg:desc>formula</svg:desc></draw:frame></text:span></text:p>
      <text:p text:style-name="P25"><text:span text:style-name="T15"/></text:p>
      <text:p text:style-name="P21"><text:span text:style-name="T15"/></text:p>
      <text:p text:style-name="P21"><text:span text:style-name="T15">Συγκρίνοντας τα παραπάνω με τα </text:span><text:span text:style-name="T16">semantics που περιέχονται στις διαφάνειες του μαθήματος, παρατηρούμε τα εξής:</text:span></text:p>
      <text:p text:style-name="P21"><text:span text:style-name="T16"/></text:p>
      <text:list xml:id="list4129165132997050884" text:style-name="L1">
        <text:list-item>
          <text:p text:style-name="P26"><text:span text:style-name="T13">Small-Step Semantics:</text:span></text:p>
        </text:list-item>
      </text:list>
      <text:p text:style-name="P30"><text:span text:style-name="T18">+</text:span><text:span text:style-name="T13"> Λόγω του ότι το evaluation παρουσιάζεται βήμα προς βήμα, είμαστε σε θέση να εκφράσουμε “έννοιες” μεγάλης πολυπλοκότητας σε κάθε βήμα, όπως για παράδειγμα διαχείριση σφαλμάτων ή εναλλακτικά μονοπάτια εκτέλεσης</text:span></text:p>
      <text:p text:style-name="P30"><text:span text:style-name="T13">- … αλλά απ'την άλλη, το evaluation παρουσιάζεται βήμα προς βήμα, και σπάνια χρειάζεται να εκφράσουμε τέτοιες έννοιες όταν ορίζουμε τα semantics μιας γλώσσας, οπότε καταλήγουμε να καταβάλουμε κόπο πέραν του δέοντος στο όνομα της εκφραστικότητας.</text:span></text:p>
      <text:p text:style-name="P30"><text:span text:style-name="T13"/></text:p>
      <text:list xml:id="list225815693609166" text:continue-numbering="true" text:style-name="L1">
        <text:list-item>
          <text:p text:style-name="P26"><text:span text:style-name="T13">Big-Step semantics:</text:span></text:p>
          <text:list>
            <text:list-header>
              <text:p text:style-name="P26"><text:span text:style-name="T18">+</text:span><text:span text:style-name="T13"> Μπορούμε να παρουσιάσουμε τα </text:span><text:span text:style-name="T17">semantics με τέτοιο τρόπο, ώστε το νόημά τους να είναι εύκολα κατανοητό στον αναγνώστη. Αυτό είναι εμφανές για παράδειγμα στην περίπτωση της κλήσης συναρτήσεων, όπου ο κανόνας γραμμένος σε big-step semantics μεταφέρει άμεσα την πρόθεσή μας, σε αντιδιαστολή με τους δύο (!) κανόνες σε small-step semantics που περιγράφουν το ίδιο πράγμα.</text:span></text:p>
              <text:p text:style-name="P28"><text:span text:style-name="T17"/></text:p>
              <text:p text:style-name="P28"><text:soft-page-break/><text:span text:style-name="T17">+ Επειδή δεν έχουμε “λεπτό” </text:span><text:span text:style-name="T19">granularity, και επειδή σε γενικές γραμμές δε μας χρειάζεται, γλυτώνουμε περιττό κόπο, αλλά</text:span></text:p>
              <text:p text:style-name="P26"><text:span text:style-name="T17">- Επειδή δεν έχουμε “λεπτό” </text:span><text:span text:style-name="T19">granularity, δεν έχουμε την ίδια εκφραστικότητα όπως με τα small-step semantics.</text:span></text:p>
            </text:list-header>
          </text:list>
        </text:list-item>
      </text:list>
      <text:p text:style-name="P27"><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Sans Pro" svg:font-family="'Source Sans Pro', 'Helvetica Neue', Helvetica, Roboto, Arial, sans-serif"/>
    <style:font-face style:name="Liberation Mono" svg:font-family="'Liberation Mono'" style:font-family-generic="roman" style:font-pitch="variable"/>
    <style:font-face style:name="Liberation Serif" svg:font-family="'Liberation Serif'" style:font-family-generic="roman" style:font-pitch="variable"/>
    <style:font-face style:name="Liberation Mono1" svg:font-family="'Liberation Mono'"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2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7T18:28:12.114808000</meta:creation-date>
    <dc:date>2016-11-27T22:58:14.502955000</dc:date>
    <meta:editing-duration>PT4H13M2S</meta:editing-duration>
    <meta:editing-cycles>88</meta:editing-cycles>
    <meta:generator>LibreOffice/4.4.1.2$MacOSX_X86_64 LibreOffice_project/45e2de17089c24a1fa810c8f975a7171ba4cd432</meta:generator>
    <meta:document-statistic meta:table-count="0" meta:image-count="0" meta:object-count="36" meta:page-count="3" meta:paragraph-count="42" meta:word-count="293" meta:character-count="1918" meta:non-whitespace-character-count="1647"/>
  </office:meta>
</office:document-meta>
</file>

<file path=Object 1/content.xml><?xml version="1.0" encoding="utf-8"?>
<math xmlns="http://www.w3.org/1998/Math/MathML" display="block">
  <semantics>
    <mrow>
      <mi>τ</mi>
      <mi mathvariant="normal">:</mi>
      <mrow>
        <mi mathvariant="normal">:</mi>
        <mo stretchy="false">=</mo>
        <mtext>Int</mtext>
      </mrow>
      <mrow/>
      <mrow/>
      <mrow/>
      <mtext>|</mtext>
      <mrow/>
      <mrow/>
      <mrow/>
      <mi mathvariant="italic">Bool</mi>
      <mrow/>
      <mrow/>
      <mrow/>
      <mtext>|</mtext>
      <mrow/>
      <mrow/>
      <mrow/>
      <msub>
        <mi>τ</mi>
        <mn>1</mn>
      </msub>
      <msub>
        <mi>τ</mi>
        <mn>2</mn>
      </msub>
      <mrow/>
      <mrow/>
      <mrow/>
      <mtext>|</mtext>
      <mrow/>
      <mrow/>
      <mrow/>
      <mi mathvariant="italic">Unit</mi>
      <mrow/>
      <mrow/>
      <mrow/>
      <mtext>|</mtext>
      <mrow/>
      <mrow/>
      <mrow/>
      <mi mathvariant="italic">Ref</mi>
      <mi>τ</mi>
    </mrow>
    <annotation encoding="StarMath 5.0">τ ::= "Int" {}{}{} "|"{}{}{} Bool {}{}{}"|"{}{}{} τ_{1}τ_{2}{}{}{} "|" {}{}{}Unit{}{}{} "|"{}{}{} Ref τ</annotation>
  </semantics>
</math>
</file>

<file path=Object 10/content.xml><?xml version="1.0" encoding="utf-8"?>
<math xmlns="http://www.w3.org/1998/Math/MathML" display="block">
  <semantics>
    <mfrac>
      <mrow>
        <mrow>
          <mrow>
            <mo fence="true" stretchy="false">(</mo>
            <mrow>
              <mrow>
                <mi>e</mi>
                <mi>,</mi>
                <mi>m</mi>
              </mrow>
            </mrow>
            <mo fence="true" stretchy="false">)</mo>
          </mrow>
          <mi>⇓</mi>
          <mrow>
            <mo fence="true" stretchy="false">(</mo>
            <mrow>
              <mrow>
                <msub>
                  <mi mathvariant="italic">loc</mi>
                  <mi>i</mi>
                </msub>
                <mi>,</mi>
                <mi>m</mi>
                <mi>'</mi>
              </mrow>
            </mrow>
            <mo fence="true" stretchy="false">)</mo>
          </mrow>
        </mrow>
        <mrow/>
        <mrow/>
        <mrow/>
        <mi>m</mi>
        <mi>'</mi>
        <mrow>
          <mrow>
            <mo fence="true" stretchy="false">(</mo>
            <mrow>
              <mi>i</mi>
            </mrow>
            <mo fence="true" stretchy="false">)</mo>
          </mrow>
          <mo stretchy="false">=</mo>
          <mi>u</mi>
        </mrow>
      </mrow>
      <mrow>
        <mrow>
          <mo fence="true" stretchy="false">(</mo>
          <mrow>
            <mrow>
              <mi>!</mi>
              <mi>e</mi>
              <mi>,</mi>
              <mi>m</mi>
            </mrow>
          </mrow>
          <mo fence="true" stretchy="false">)</mo>
        </mrow>
        <mi>⇓</mi>
        <mrow>
          <mo fence="true" stretchy="false">(</mo>
          <mrow>
            <mrow>
              <mi>u</mi>
              <mi>,</mi>
              <mi>m</mi>
              <mi>'</mi>
            </mrow>
          </mrow>
          <mo fence="true" stretchy="false">)</mo>
        </mrow>
      </mrow>
    </mfrac>
    <annotation encoding="StarMath 5.0">{{(e,m) ⇓ (loc_{i},m')} {}{}{} m'(i) = u } over {(!e,m)⇓(u ,m')}</annotation>
  </semantics>
</math>
</file>

<file path=Object 11/content.xml><?xml version="1.0" encoding="utf-8"?>
<math xmlns="http://www.w3.org/1998/Math/MathML" display="block">
  <semantics>
    <mfrac>
      <mrow>
        <mrow>
          <mrow>
            <mo fence="true" stretchy="false">(</mo>
            <mrow>
              <mrow>
                <msub>
                  <mi>e</mi>
                  <mn>2</mn>
                </msub>
                <mi>,</mi>
                <mi>m</mi>
              </mrow>
            </mrow>
            <mo fence="true" stretchy="false">)</mo>
          </mrow>
          <mi>⇓</mi>
          <mrow>
            <mo fence="true" stretchy="false">(</mo>
            <mrow>
              <mrow>
                <msub>
                  <mi>u</mi>
                  <mn>2</mn>
                </msub>
                <mi>,</mi>
                <mi>m</mi>
                <mi>'</mi>
                <mi>'</mi>
              </mrow>
            </mrow>
            <mo fence="true" stretchy="false">)</mo>
          </mrow>
        </mrow>
        <mrow/>
        <mrow/>
        <mrow/>
        <mrow>
          <mrow>
            <mo fence="true" stretchy="false">(</mo>
            <mrow>
              <mrow>
                <msub>
                  <mi>e</mi>
                  <mn>1</mn>
                </msub>
                <mi>,</mi>
                <mi>m</mi>
                <mi>'</mi>
                <mi>'</mi>
              </mrow>
            </mrow>
            <mo fence="true" stretchy="false">)</mo>
          </mrow>
          <mi>⇓</mi>
          <mrow>
            <mo fence="true" stretchy="false">(</mo>
            <mrow>
              <mrow>
                <msub>
                  <mi mathvariant="italic">loc</mi>
                  <mi>j</mi>
                </msub>
                <mi>,</mi>
                <mi>m</mi>
                <mi>'</mi>
              </mrow>
            </mrow>
            <mo fence="true" stretchy="false">)</mo>
          </mrow>
        </mrow>
      </mrow>
      <mrow>
        <mrow>
          <mo fence="true" stretchy="false">(</mo>
          <mrow>
            <mrow>
              <msub>
                <mi>e</mi>
                <mn>1</mn>
              </msub>
              <mrow>
                <mi mathvariant="normal">:</mi>
                <mo stretchy="false">=</mo>
                <msub>
                  <mi>e</mi>
                  <mn>2</mn>
                </msub>
              </mrow>
              <mi>,</mi>
              <mi>m</mi>
            </mrow>
          </mrow>
          <mo fence="true" stretchy="false">)</mo>
        </mrow>
        <mi>⇓</mi>
        <mrow>
          <mo fence="true" stretchy="false">(</mo>
          <mrow>
            <mrow>
              <mi mathvariant="italic">unit</mi>
              <mi>,</mi>
              <mi>m</mi>
              <mtext>{</mtext>
              <mi>j</mi>
              <mi>↦</mi>
              <mi>u</mi>
              <mtext>}</mtext>
            </mrow>
          </mrow>
          <mo fence="true" stretchy="false">)</mo>
        </mrow>
      </mrow>
    </mfrac>
    <annotation encoding="StarMath 5.0">{{(e_{2},m) ⇓ (u_{2},m'')} {}{}{} {(e_{1},m'') ⇓ (loc_{j},m')}} over {(e_{1} := e_{2},m)⇓(unit ,m"{"j ↦ u"}")}</annotation>
  </semantics>
</math>
</file>

<file path=Object 12/content.xml><?xml version="1.0" encoding="utf-8"?>
<math xmlns="http://www.w3.org/1998/Math/MathML" display="block">
  <semantics>
    <mfrac>
      <mrow>
        <mrow>
          <mrow>
            <mo fence="true" stretchy="false">(</mo>
            <mrow>
              <mrow>
                <mi>e</mi>
                <mi>,</mi>
                <mi>m</mi>
              </mrow>
            </mrow>
            <mo fence="true" stretchy="false">)</mo>
          </mrow>
          <mi>⇓</mi>
          <mrow>
            <mo fence="true" stretchy="false">(</mo>
            <mrow>
              <mrow>
                <mi>u</mi>
                <mi>,</mi>
                <mi>m</mi>
                <mi>'</mi>
              </mrow>
            </mrow>
            <mo fence="true" stretchy="false">)</mo>
          </mrow>
        </mrow>
        <mrow/>
        <mrow/>
        <mrow/>
        <mrow>
          <mrow>
            <mi>j</mi>
            <mo stretchy="false">=</mo>
            <mi mathvariant="italic">max</mi>
          </mrow>
          <mrow>
            <mrow>
              <mo fence="true" stretchy="false">(</mo>
              <mrow>
                <mrow>
                  <mi mathvariant="italic">dom</mi>
                  <mrow>
                    <mo fence="true" stretchy="false">(</mo>
                    <mrow>
                      <mrow>
                        <mi>m</mi>
                        <mi>'</mi>
                      </mrow>
                    </mrow>
                    <mo fence="true" stretchy="false">)</mo>
                  </mrow>
                </mrow>
              </mrow>
              <mo fence="true" stretchy="false">)</mo>
            </mrow>
            <mo stretchy="false">+</mo>
            <mn>1</mn>
          </mrow>
        </mrow>
      </mrow>
      <mrow>
        <mrow>
          <mo fence="true" stretchy="false">(</mo>
          <mrow>
            <mrow>
              <mi mathvariant="italic">ref</mi>
              <mi>e</mi>
              <mi>,</mi>
              <mi>m</mi>
            </mrow>
          </mrow>
          <mo fence="true" stretchy="false">)</mo>
        </mrow>
        <mi>⇓</mi>
        <mrow>
          <mo fence="true" stretchy="false">(</mo>
          <mrow>
            <mrow>
              <msub>
                <mi mathvariant="italic">loc</mi>
                <mi>j</mi>
              </msub>
              <mi>,</mi>
              <mi>m</mi>
              <mi>'</mi>
              <mtext>{</mtext>
              <mi>j</mi>
              <mi>↦</mi>
              <mi>u</mi>
              <mtext>}</mtext>
            </mrow>
          </mrow>
          <mo fence="true" stretchy="false">)</mo>
        </mrow>
      </mrow>
    </mfrac>
    <annotation encoding="StarMath 5.0">{{(e,m) ⇓ (u, m')} {}{}{} {j = max(dom(m')) + 1}} over {(ref e,m)⇓(loc_{j} ,m'"{"j ↦ u"}")}</annotation>
  </semantics>
</math>
</file>

<file path=Object 13/content.xml><?xml version="1.0" encoding="utf-8"?>
<math xmlns="http://www.w3.org/1998/Math/MathML" display="block">
  <semantics>
    <mrow>
      <mi mathvariant="normal">∅</mi>
      <mi>;</mi>
      <mi>M</mi>
      <mi>⊢</mi>
      <mi>e</mi>
      <mi mathvariant="normal">:</mi>
      <mi mathvariant="normal">τ</mi>
    </mrow>
    <annotation encoding="StarMath 5.0">emptyset; M ⊢ e : %tau</annotation>
  </semantics>
</math>
</file>

<file path=Object 14/content.xml><?xml version="1.0" encoding="utf-8"?>
<math xmlns="http://www.w3.org/1998/Math/MathML" display="block">
  <semantics>
    <mrow>
      <mi mathvariant="normal">∅</mi>
      <mi>⊢</mi>
      <mi>m</mi>
      <mi mathvariant="normal">:</mi>
      <mi>M</mi>
    </mrow>
    <annotation encoding="StarMath 5.0">emptyset ⊢
m : M</annotation>
  </semantics>
</math>
</file>

<file path=Object 15/content.xml><?xml version="1.0" encoding="utf-8"?>
<math xmlns="http://www.w3.org/1998/Math/MathML" display="block">
  <semantics>
    <mrow>
      <mrow>
        <mo fence="true" stretchy="false">(</mo>
        <mrow>
          <mrow>
            <mi>e</mi>
            <mi>,</mi>
            <mi>m</mi>
          </mrow>
        </mrow>
        <mo fence="true" stretchy="false">)</mo>
      </mrow>
      <mi>⇓</mi>
      <mrow>
        <mo fence="true" stretchy="false">(</mo>
        <mrow>
          <mrow>
            <mi>u</mi>
            <mi>,</mi>
            <mi>m</mi>
            <mi>'</mi>
          </mrow>
        </mrow>
        <mo fence="true" stretchy="false">)</mo>
      </mrow>
    </mrow>
    <annotation encoding="StarMath 5.0">(e, m) ⇓ (u, m')</annotation>
  </semantics>
</math>
</file>

<file path=Object 16/content.xml><?xml version="1.0" encoding="utf-8"?>
<math xmlns="http://www.w3.org/1998/Math/MathML" display="block">
  <semantics>
    <mrow>
      <mo fence="true" stretchy="false">(</mo>
      <mrow>
        <mrow>
          <mi>u</mi>
          <mi>,</mi>
          <mi>m</mi>
          <mi>'</mi>
        </mrow>
      </mrow>
      <mo fence="true" stretchy="false">)</mo>
    </mrow>
    <annotation encoding="StarMath 5.0">(u, m')</annotation>
  </semantics>
</math>
</file>

<file path=Object 17/content.xml><?xml version="1.0" encoding="utf-8"?>
<math xmlns="http://www.w3.org/1998/Math/MathML" display="block">
  <semantics>
    <mi>e</mi>
    <annotation encoding="StarMath 5.0">e</annotation>
  </semantics>
</math>
</file>

<file path=Object 18/content.xml><?xml version="1.0" encoding="utf-8"?>
<math xmlns="http://www.w3.org/1998/Math/MathML" display="block">
  <semantics>
    <mi>m</mi>
    <annotation encoding="StarMath 5.0">m</annotation>
  </semantics>
</math>
</file>

<file path=Object 19/content.xml><?xml version="1.0" encoding="utf-8"?>
<math xmlns="http://www.w3.org/1998/Math/MathML" display="block">
  <semantics>
    <mrow>
      <mrow>
        <mo fence="true" stretchy="false">(</mo>
        <mrow>
          <mrow>
            <mi>e</mi>
            <mi>,</mi>
            <mi>m</mi>
          </mrow>
        </mrow>
        <mo fence="true" stretchy="false">)</mo>
      </mrow>
      <mi>⇓</mi>
      <mrow>
        <mo fence="true" stretchy="false">(</mo>
        <mrow>
          <mrow>
            <mi>u</mi>
            <mi>,</mi>
            <mi>m</mi>
            <mi>'</mi>
          </mrow>
        </mrow>
        <mo fence="true" stretchy="false">)</mo>
      </mrow>
    </mrow>
    <annotation encoding="StarMath 5.0">(e, m) ⇓ (u, m')</annotation>
  </semantics>
</math>
</file>

<file path=Object 2/content.xml><?xml version="1.0" encoding="utf-8"?>
<math xmlns="http://www.w3.org/1998/Math/MathML" display="block">
  <semantics>
    <mrow>
      <mi>e</mi>
      <mi mathvariant="normal">:</mi>
      <mrow>
        <mi mathvariant="normal">:</mi>
        <mo stretchy="false">=</mo>
        <mrow/>
      </mrow>
      <mi>u</mi>
      <mrow/>
      <mrow/>
      <mrow/>
      <mtext>|</mtext>
      <mrow/>
      <mrow/>
      <mrow>
        <mrow/>
        <mo stretchy="false">−</mo>
        <mi>e</mi>
      </mrow>
      <mrow/>
      <mrow/>
      <mrow/>
      <mtext>|</mtext>
      <mrow/>
      <mrow/>
      <mrow/>
      <mrow>
        <msub>
          <mi>e</mi>
          <mn>1</mn>
        </msub>
        <mo stretchy="false">+</mo>
        <msub>
          <mi>e</mi>
          <mn>2</mn>
        </msub>
      </mrow>
      <mrow/>
      <mrow/>
      <mrow/>
      <mtext>|</mtext>
      <mrow/>
      <mrow/>
      <mrow/>
      <mi>…</mi>
      <mrow/>
      <mrow/>
      <mrow/>
      <mtext>|</mtext>
      <mrow/>
      <mrow/>
      <mrow/>
      <mrow>
        <mo stretchy="false">¬</mo>
        <mi>e</mi>
      </mrow>
      <mrow/>
      <mrow/>
      <mrow/>
      <mtext>|</mtext>
      <mrow/>
      <mrow/>
      <mrow/>
      <mrow>
        <msub>
          <mi>e</mi>
          <mn>1</mn>
        </msub>
        <mo stretchy="false">∧</mo>
        <msub>
          <mi>e</mi>
          <mn>2</mn>
        </msub>
      </mrow>
      <mrow/>
      <mrow/>
      <mrow/>
      <mtext>|</mtext>
      <mrow/>
      <mrow/>
      <mrow/>
      <mi>…</mi>
      <mrow/>
      <mrow/>
      <mrow/>
      <mtext>|</mtext>
      <mrow/>
      <mrow/>
      <mrow/>
      <mrow>
        <msub>
          <mi>e</mi>
          <mn>1</mn>
        </msub>
        <mo stretchy="false">&lt;</mo>
        <msub>
          <mi>e</mi>
          <mn>2</mn>
        </msub>
      </mrow>
      <mrow/>
      <mrow/>
      <mrow/>
      <mtext>|</mtext>
      <mrow/>
      <mrow/>
      <mrow/>
      <mi mathvariant="italic">if</mi>
      <mi>e</mi>
      <mi mathvariant="italic">then</mi>
      <msub>
        <mi>e</mi>
        <mn>1</mn>
      </msub>
      <mi mathvariant="italic">else</mi>
      <msub>
        <mi>e</mi>
        <mn>2</mn>
      </msub>
      <mrow/>
      <mrow/>
      <mrow/>
      <mtext>|</mtext>
      <mrow/>
      <mrow/>
      <mrow/>
      <mi mathvariant="italic">ref</mi>
      <mi>e</mi>
      <mrow/>
      <mrow/>
      <mrow/>
      <mtext>|</mtext>
      <mrow/>
      <mrow/>
      <mrow/>
      <mi>!</mi>
      <mi>e</mi>
      <mrow/>
      <mrow/>
      <mrow/>
      <mtext>|</mtext>
      <mrow/>
      <mrow/>
      <mrow/>
      <msub>
        <mi>e</mi>
        <mn>1</mn>
      </msub>
      <mrow>
        <mi mathvariant="normal">:</mi>
        <mo stretchy="false">=</mo>
        <msub>
          <mi>e</mi>
          <mn>2</mn>
        </msub>
      </mrow>
    </mrow>
    <annotation encoding="StarMath 5.0">e ::= {}u {}{}{} "|"{}{}{} -e {}{}{}"|"{}{}{} e_{1} + e_{2} {}{}{}"|" {}{}{} … {}{}{}"|"{}{}{} neg e {}{}{}"|"{}{}{} e_{1} and e_{2} {}{}{}"|"{}{}{} … {}{}{}"|"{}{}{} e_{1} &lt; e_{2} {}{}{} "|" {}{}{}if e then e_{1} else e_{2} {}{}{} "|" {}{}{} ref e {}{}{}"|"{}{}{} ! e {}{}{}"|"  {}{}{} e_{1} := e_{2}
</annotation>
  </semantics>
</math>
</file>

<file path=Object 20/content.xml><?xml version="1.0" encoding="utf-8"?>
<math xmlns="http://www.w3.org/1998/Math/MathML" display="block">
  <semantics>
    <mrow>
      <mrow>
        <mi>M</mi>
        <mo stretchy="false">⊆</mo>
        <mi>M</mi>
      </mrow>
      <mi>'</mi>
      <mrow/>
      <mrow/>
      <mrow/>
      <mi mathvariant="italic">και</mi>
      <mrow/>
      <mrow/>
      <mrow/>
      <mi>Γ</mi>
      <mi>⊢</mi>
      <mi>m</mi>
      <mi>'</mi>
      <mi mathvariant="normal">:</mi>
      <mi>M</mi>
      <mi>'</mi>
      <mrow/>
      <mrow/>
      <mrow/>
      <mi mathvariant="italic">και</mi>
      <mrow/>
      <mrow/>
      <mrow/>
      <mi>Γ</mi>
      <mi>;</mi>
      <mi>Μ</mi>
      <mi>'</mi>
      <mi>⊢</mi>
      <mi>u</mi>
      <mi mathvariant="normal">:</mi>
      <mi mathvariant="normal">τ</mi>
    </mrow>
    <annotation encoding="StarMath 5.0">M subseteq M' {}{}{}και{}{}{}Γ ⊢ m' : M'{}{}{}και{}{}{}Γ; Μ' ⊢ u:%tau</annotation>
  </semantics>
</math>
</file>

<file path=Object 21/content.xml><?xml version="1.0" encoding="utf-8"?>
<math xmlns="http://www.w3.org/1998/Math/MathML" display="block">
  <semantics>
    <mrow>
      <mi>Γ</mi>
      <mi>;</mi>
      <mi>Μ</mi>
      <mi>⊢</mi>
      <mi>e</mi>
      <mi mathvariant="normal">:</mi>
      <mi mathvariant="normal">τ</mi>
      <mi>,</mi>
      <mrow/>
      <mrow/>
      <mrow/>
      <mi>Γ</mi>
      <mi>⊢</mi>
      <mi>m</mi>
      <mi mathvariant="normal">:</mi>
      <mi>M</mi>
      <mrow/>
      <mrow/>
      <mrow/>
    </mrow>
    <annotation encoding="StarMath 5.0">Γ; Μ ⊢ e:%tau,{}{}{} Γ⊢m:M {}{}{}</annotation>
  </semantics>
</math>
</file>

<file path=Object 22/content.xml><?xml version="1.0" encoding="utf-8"?>
<math xmlns="http://www.w3.org/1998/Math/MathML" display="block">
  <semantics>
    <mrow>
      <mi>M</mi>
      <mi>'</mi>
    </mrow>
    <annotation encoding="StarMath 5.0">M'</annotation>
  </semantics>
</math>
</file>

<file path=Object 23/content.xml><?xml version="1.0" encoding="utf-8"?>
<math xmlns="http://www.w3.org/1998/Math/MathML" display="block">
  <semantics>
    <mrow>
      <mfrac>
        <mrow>
          <mrow>
            <mi mathvariant="normal">Γ</mi>
            <mi>;</mi>
            <mi>M</mi>
            <mi>⊢</mi>
            <msub>
              <mi>e</mi>
              <mn>1</mn>
            </msub>
            <mi mathvariant="normal">:</mi>
            <mtext>Int</mtext>
          </mrow>
          <mrow/>
          <mrow/>
          <mrow/>
          <mrow>
            <mi mathvariant="normal">Γ</mi>
            <mi>;</mi>
            <mi>M</mi>
            <mi>⊢</mi>
            <msub>
              <mi>e</mi>
              <mn>2</mn>
            </msub>
            <mi mathvariant="normal">:</mi>
            <mtext>Int</mtext>
          </mrow>
        </mrow>
        <mrow>
          <mi mathvariant="normal">Γ</mi>
          <mi>;</mi>
          <mi>M</mi>
          <mi>⊢</mi>
          <mrow>
            <msub>
              <mi>e</mi>
              <mn>1</mn>
            </msub>
            <mo stretchy="false">+</mo>
            <msub>
              <mi>e</mi>
              <mn>2</mn>
            </msub>
          </mrow>
          <mi mathvariant="normal">:</mi>
          <mtext>Int</mtext>
        </mrow>
      </mfrac>
      <mi>,</mi>
      <mi mathvariant="italic">αντίστοιχα</mi>
      <mi mathvariant="italic">για</mi>
      <mrow>
        <mo fence="true" stretchy="false">(</mo>
        <mrow>
          <mtext>-</mtext>
        </mrow>
        <mo fence="true" stretchy="false">)</mo>
      </mrow>
      <mi>,</mi>
      <mrow>
        <mo fence="true" stretchy="false">(</mo>
        <mrow>
          <mtext>*</mtext>
        </mrow>
        <mo fence="true" stretchy="false">)</mo>
      </mrow>
      <mi>,</mi>
      <mrow>
        <mo fence="true" stretchy="false">(</mo>
        <mrow>
          <mtext>/</mtext>
        </mrow>
        <mo fence="true" stretchy="false">)</mo>
      </mrow>
    </mrow>
    <annotation encoding="StarMath 5.0">{{{%GAMMA; M ⊢ e_{1}: "Int"} {}{}{} {%GAMMA; M ⊢ e_{2}: "Int"}} over {%GAMMA; M ⊢ e_{1} + e_{2}: "Int"}}, αντίστοιχα για ("-"), ("*"), ("/")</annotation>
  </semantics>
</math>
</file>

<file path=Object 24/content.xml><?xml version="1.0" encoding="utf-8"?>
<math xmlns="http://www.w3.org/1998/Math/MathML" display="block">
  <semantics>
    <mrow>
      <mfrac>
        <mrow>
          <mrow>
            <mi mathvariant="normal">Γ</mi>
            <mi>;</mi>
            <mi>M</mi>
            <mi>⊢</mi>
            <msub>
              <mi>e</mi>
              <mn>1</mn>
            </msub>
            <mi mathvariant="normal">:</mi>
            <mtext>Int</mtext>
          </mrow>
          <mrow/>
          <mrow/>
          <mrow/>
          <mrow>
            <mi mathvariant="normal">Γ</mi>
            <mi>;</mi>
            <mi>M</mi>
            <mi>⊢</mi>
            <msub>
              <mi>e</mi>
              <mn>2</mn>
            </msub>
            <mi mathvariant="normal">:</mi>
            <mtext>Int</mtext>
          </mrow>
        </mrow>
        <mrow>
          <mi mathvariant="normal">Γ</mi>
          <mi>;</mi>
          <mi>M</mi>
          <mi>⊢</mi>
          <mrow>
            <msub>
              <mi>e</mi>
              <mn>1</mn>
            </msub>
            <mo stretchy="false">&lt;</mo>
            <msub>
              <mi>e</mi>
              <mn>2</mn>
            </msub>
          </mrow>
          <mi mathvariant="normal">:</mi>
          <mtext>Bool</mtext>
        </mrow>
      </mfrac>
      <mi>,</mi>
      <mi mathvariant="italic">αντίστοιχα</mi>
      <mi mathvariant="italic">για</mi>
      <mrow>
        <mo fence="true" stretchy="false">(</mo>
        <mrow>
          <mtext>&gt;</mtext>
        </mrow>
        <mo fence="true" stretchy="false">)</mo>
      </mrow>
      <mi>,</mi>
      <mrow>
        <mo fence="true" stretchy="false">(</mo>
        <mrow>
          <mtext>=</mtext>
        </mrow>
        <mo fence="true" stretchy="false">)</mo>
      </mrow>
      <mi>,</mi>
      <mrow>
        <mo stretchy="false">(</mo>
        <mo stretchy="false">⩽</mo>
        <mo stretchy="false">)</mo>
      </mrow>
      <mi>,</mi>
      <mrow>
        <mo stretchy="false">(</mo>
        <mo stretchy="false">⩾</mo>
        <mo stretchy="false">)</mo>
      </mrow>
      <mi>,</mi>
      <mrow>
        <mo stretchy="false">(</mo>
        <mo stretchy="false">≠</mo>
        <mo stretchy="false">)</mo>
      </mrow>
    </mrow>
    <annotation encoding="StarMath 5.0">{{{%GAMMA; M ⊢ e_{1}: "Int"} {}{}{} {%GAMMA; M ⊢ e_{2}: "Int"}} over {%GAMMA; M ⊢ e_{1} &lt; e_{2} : "Bool"}}, αντίστοιχα για ("&gt;"), ("="), \(leslant\), \(geslant\), \(&lt;&gt;\)</annotation>
  </semantics>
</math>
</file>

<file path=Object 25/content.xml><?xml version="1.0" encoding="utf-8"?>
<math xmlns="http://www.w3.org/1998/Math/MathML" display="block">
  <semantics>
    <mfrac>
      <mrow>
        <mi mathvariant="normal">Γ</mi>
        <mi>;</mi>
        <mi>M</mi>
        <mi>⊢</mi>
        <mi>e</mi>
        <mi mathvariant="normal">:</mi>
        <mtext>Int</mtext>
      </mrow>
      <mrow>
        <mi mathvariant="normal">Γ</mi>
        <mi>;</mi>
        <mi>M</mi>
        <mrow>
          <mi>⊢</mi>
          <mo stretchy="false">−</mo>
          <mi>e</mi>
        </mrow>
        <mi mathvariant="normal">:</mi>
        <mtext>Int</mtext>
      </mrow>
    </mfrac>
    <annotation encoding="StarMath 5.0">{{%GAMMA; M ⊢ e: "Int"}} over {%GAMMA; M ⊢ -e: "Int"}</annotation>
  </semantics>
</math>
</file>

<file path=Object 26/content.xml><?xml version="1.0" encoding="utf-8"?>
<math xmlns="http://www.w3.org/1998/Math/MathML" display="block">
  <semantics>
    <mfrac>
      <mrow>
        <mi mathvariant="normal">Γ</mi>
        <mi>;</mi>
        <mi>M</mi>
        <mi>⊢</mi>
        <mi>e</mi>
        <mi mathvariant="normal">:</mi>
        <mtext>Bool</mtext>
      </mrow>
      <mrow>
        <mi mathvariant="normal">Γ</mi>
        <mi>;</mi>
        <mi>M</mi>
        <mi>⊢</mi>
        <mrow>
          <mo stretchy="false">¬</mo>
          <mi>e</mi>
        </mrow>
        <mi mathvariant="normal">:</mi>
        <mtext>Bool</mtext>
      </mrow>
    </mfrac>
    <annotation encoding="StarMath 5.0">{{%GAMMA; M ⊢ e: "Bool"}} over {%GAMMA; M ⊢ neg e: "Bool"}</annotation>
  </semantics>
</math>
</file>

<file path=Object 27/content.xml><?xml version="1.0" encoding="utf-8"?>
<math xmlns="http://www.w3.org/1998/Math/MathML" display="block">
  <semantics>
    <mrow>
      <mfrac>
        <mrow>
          <mrow>
            <mi mathvariant="normal">Γ</mi>
            <mi>;</mi>
            <mi>M</mi>
            <mi>⊢</mi>
            <msub>
              <mi>e</mi>
              <mn>1</mn>
            </msub>
            <mi mathvariant="normal">:</mi>
            <mtext>Bool</mtext>
          </mrow>
          <mrow/>
          <mrow/>
          <mrow/>
          <mrow>
            <mi mathvariant="normal">Γ</mi>
            <mi>;</mi>
            <mi>M</mi>
            <mi>⊢</mi>
            <msub>
              <mi>e</mi>
              <mn>2</mn>
            </msub>
            <mi mathvariant="normal">:</mi>
            <mtext>Bool</mtext>
          </mrow>
        </mrow>
        <mrow>
          <mi mathvariant="normal">Γ</mi>
          <mi>;</mi>
          <mi>M</mi>
          <mi>⊢</mi>
          <mrow>
            <msub>
              <mi>e</mi>
              <mn>1</mn>
            </msub>
            <mo stretchy="false">∧</mo>
            <msub>
              <mi>e</mi>
              <mn>2</mn>
            </msub>
          </mrow>
          <mi mathvariant="normal">:</mi>
          <mtext>Bool</mtext>
        </mrow>
      </mfrac>
      <mi>,</mi>
      <mi mathvariant="italic">αντίστοιχα</mi>
      <mi mathvariant="italic">για</mi>
      <mrow>
        <mo stretchy="false">(</mo>
        <mo stretchy="false">∨</mo>
        <mo stretchy="false">)</mo>
      </mrow>
    </mrow>
    <annotation encoding="StarMath 5.0">{{{%GAMMA; M ⊢ e_{1}: "Bool"} {}{}{} {%GAMMA; M ⊢ e_{2}: "Bool"}} over {%GAMMA; M ⊢ e_{1} &amp; e_{2} : "Bool"}}, αντίστοιχα για \(|\)</annotation>
  </semantics>
</math>
</file>

<file path=Object 28/content.xml><?xml version="1.0" encoding="utf-8"?>
<math xmlns="http://www.w3.org/1998/Math/MathML" display="block">
  <semantics>
    <mfrac>
      <mrow>
        <mrow>
          <mi mathvariant="normal">Γ</mi>
          <mi>;</mi>
          <mi>M</mi>
          <mi>⊢</mi>
          <mi>e</mi>
          <mi mathvariant="normal">:</mi>
          <mtext>Bool</mtext>
        </mrow>
        <mrow/>
        <mrow/>
        <mrow/>
        <mrow>
          <mi mathvariant="normal">Γ</mi>
          <mi>;</mi>
          <mi>M</mi>
          <mi>⊢</mi>
          <msub>
            <mi>e</mi>
            <mn>1</mn>
          </msub>
          <mi mathvariant="normal">:</mi>
          <mi mathvariant="normal">τ</mi>
        </mrow>
        <mrow/>
        <mrow/>
        <mrow/>
        <mrow>
          <mi mathvariant="normal">Γ</mi>
          <mi>;</mi>
          <mi>M</mi>
          <mi>⊢</mi>
          <msub>
            <mi>e</mi>
            <mn>2</mn>
          </msub>
          <mi mathvariant="normal">:</mi>
          <mi mathvariant="normal">τ</mi>
        </mrow>
      </mrow>
      <mrow>
        <mi mathvariant="normal">Γ</mi>
        <mi>;</mi>
        <mi>M</mi>
        <mi>⊢</mi>
        <mi mathvariant="italic">if</mi>
        <mi>e</mi>
        <mi mathvariant="italic">then</mi>
        <msub>
          <mi>e</mi>
          <mn>1</mn>
        </msub>
        <mi mathvariant="italic">else</mi>
        <msub>
          <mi>e</mi>
          <mn>2</mn>
        </msub>
        <mi mathvariant="normal">:</mi>
        <mi mathvariant="normal">τ</mi>
      </mrow>
    </mfrac>
    <annotation encoding="StarMath 5.0">{{%GAMMA; M ⊢ e: "Bool"} {}{}{} {%GAMMA; M ⊢ e_{1}: %tau} {}{}{} {%GAMMA; M ⊢ e_{2}: %tau}} over {%GAMMA; M ⊢ if e then e_{1} else e_{2}: %tau}</annotation>
  </semantics>
</math>
</file>

<file path=Object 29/content.xml><?xml version="1.0" encoding="utf-8"?>
<math xmlns="http://www.w3.org/1998/Math/MathML" display="block">
  <semantics>
    <mfrac>
      <mrow>
        <mi mathvariant="normal">Γ</mi>
        <mi>;</mi>
        <mi>M</mi>
        <mi>,</mi>
        <mi>x</mi>
        <mi mathvariant="normal">:</mi>
        <mi mathvariant="normal">τ</mi>
        <mi>⊢</mi>
        <mi>e</mi>
        <mi mathvariant="normal">:</mi>
        <mi mathvariant="normal">τ</mi>
        <mi>'</mi>
      </mrow>
      <mrow>
        <mi mathvariant="normal">Γ</mi>
        <mi>;</mi>
        <mi>M</mi>
        <mi>⊢</mi>
        <mi mathvariant="normal">λ</mi>
        <mi>x</mi>
        <mi mathvariant="normal">:</mi>
        <mi mathvariant="normal">τ</mi>
        <mi>.</mi>
        <mi>e</mi>
        <mi mathvariant="normal">:</mi>
        <mrow>
          <mi mathvariant="normal">τ</mi>
          <mo stretchy="false">→</mo>
          <mi mathvariant="normal">τ</mi>
        </mrow>
        <mi>'</mi>
      </mrow>
    </mfrac>
    <annotation encoding="StarMath 5.0">{{%GAMMA; M, x:%tau ⊢ e: %tau '}} over {%GAMMA; M ⊢ %lambda x:%tau . e : %tau toward %tau ' }</annotation>
  </semantics>
</math>
</file>

<file path=Object 3/content.xml><?xml version="1.0" encoding="utf-8"?>
<math xmlns="http://www.w3.org/1998/Math/MathML" display="block">
  <semantics>
    <mrow>
      <mi>u</mi>
      <mi mathvariant="normal">:</mi>
      <mrow>
        <mi mathvariant="normal">:</mi>
        <mo stretchy="false">=</mo>
        <mrow/>
      </mrow>
      <mi>n</mi>
      <mrow/>
      <mrow/>
      <mrow/>
      <mtext>|</mtext>
      <mrow/>
      <mrow/>
      <mrow/>
      <mi mathvariant="italic">true</mi>
      <mrow/>
      <mrow/>
      <mrow/>
      <mtext>|</mtext>
      <mrow/>
      <mrow/>
      <mrow/>
      <mi mathvariant="italic">false</mi>
      <mrow/>
      <mrow/>
      <mrow/>
      <mtext>|</mtext>
      <mrow/>
      <mrow/>
      <mrow/>
      <mi mathvariant="italic">λx</mi>
      <mi mathvariant="normal">:</mi>
      <mi>τ</mi>
      <mi>.</mi>
      <mi>e</mi>
      <mrow/>
      <mrow/>
      <mrow/>
      <mtext>|</mtext>
      <mrow/>
      <mrow/>
      <mrow/>
      <msub>
        <mi mathvariant="italic">loc</mi>
        <mi>i</mi>
      </msub>
      <mrow/>
      <mrow/>
      <mrow/>
      <mtext>|</mtext>
      <mrow/>
      <mrow/>
      <mrow/>
      <mi mathvariant="italic">unit</mi>
    </mrow>
    <annotation encoding="StarMath 5.0">u ::= {}n {}{}{}"|"{}{}{} true {}{}{}"|"{}{}{} false {}{}{} "|"{}{}{} λx:τ.e {}{}{}"|" {}{}{} loc_i {}{}{} "|" {}{}{} unit</annotation>
  </semantics>
</math>
</file>

<file path=Object 30/content.xml><?xml version="1.0" encoding="utf-8"?>
<math xmlns="http://www.w3.org/1998/Math/MathML" display="block">
  <semantics>
    <mfrac>
      <mrow>
        <mrow>
          <mi mathvariant="normal">Γ</mi>
          <mi>;</mi>
          <mi>M</mi>
          <mi>⊢</mi>
          <msub>
            <mi>e</mi>
            <mn>1</mn>
          </msub>
          <mi mathvariant="normal">:</mi>
          <mrow>
            <mi mathvariant="normal">τ</mi>
            <mo stretchy="false">→</mo>
            <mi mathvariant="normal">τ</mi>
          </mrow>
          <mi>'</mi>
        </mrow>
        <mrow/>
        <mrow/>
        <mrow/>
        <mrow>
          <mi mathvariant="normal">Γ</mi>
          <mi>;</mi>
          <mi>M</mi>
          <mi>⊢</mi>
          <msub>
            <mi>e</mi>
            <mn>2</mn>
          </msub>
          <mi mathvariant="normal">:</mi>
          <mi mathvariant="normal">τ</mi>
        </mrow>
      </mrow>
      <mrow>
        <mi mathvariant="normal">Γ</mi>
        <mi>;</mi>
        <mi>M</mi>
        <mi>⊢</mi>
        <msub>
          <mi>e</mi>
          <mn>1</mn>
        </msub>
        <msub>
          <mi>e</mi>
          <mn>2</mn>
        </msub>
        <mi mathvariant="normal">:</mi>
        <mi mathvariant="normal">τ</mi>
        <mi>'</mi>
      </mrow>
    </mfrac>
    <annotation encoding="StarMath 5.0">{{%GAMMA; M ⊢ e_{1}: %tau toward %tau '} {}{}{} {%GAMMA; M ⊢ e_{2}: %tau}} over {%GAMMA; M ⊢ e_{1}e_{2} :%tau ' }</annotation>
  </semantics>
</math>
</file>

<file path=Object 31/content.xml><?xml version="1.0" encoding="utf-8"?>
<math xmlns="http://www.w3.org/1998/Math/MathML" display="block">
  <semantics>
    <mrow>
      <mi mathvariant="normal">Γ</mi>
      <mi>;</mi>
      <mi>M</mi>
      <mi>⊢</mi>
      <mi mathvariant="italic">unit</mi>
      <mi mathvariant="normal">:</mi>
      <mtext>Unit</mtext>
    </mrow>
    <annotation encoding="StarMath 5.0">{{%GAMMA; M ⊢ unit: "Unit"}}</annotation>
  </semantics>
</math>
</file>

<file path=Object 32/content.xml><?xml version="1.0" encoding="utf-8"?>
<math xmlns="http://www.w3.org/1998/Math/MathML" display="block">
  <semantics>
    <mfrac>
      <mrow>
        <mrow>
          <mi mathvariant="normal">Γ</mi>
          <mi>;</mi>
          <mi>M</mi>
          <mi>⊢</mi>
          <msub>
            <mi>e</mi>
            <mn>1</mn>
          </msub>
          <mi mathvariant="normal">:</mi>
          <mtext>Unit</mtext>
        </mrow>
        <mrow/>
        <mrow/>
        <mrow/>
        <mrow>
          <mi mathvariant="normal">Γ</mi>
          <mi>;</mi>
          <mi>M</mi>
          <mi>⊢</mi>
          <msub>
            <mi>e</mi>
            <mn>2</mn>
          </msub>
          <mi mathvariant="normal">:</mi>
          <mi mathvariant="normal">τ</mi>
        </mrow>
      </mrow>
      <mrow>
        <mi mathvariant="normal">Γ</mi>
        <mi>;</mi>
        <mi>M</mi>
        <mi>⊢</mi>
        <msub>
          <mi>e</mi>
          <mn>1</mn>
        </msub>
        <mi>;</mi>
        <msub>
          <mi>e</mi>
          <mn>2</mn>
        </msub>
        <mi mathvariant="normal">:</mi>
        <mi mathvariant="normal">τ</mi>
      </mrow>
    </mfrac>
    <annotation encoding="StarMath 5.0">{{%GAMMA; M ⊢ e_{1}: "Unit"} {}{}{} {%GAMMA; M ⊢ e_{2}: %tau}} over {%GAMMA; M ⊢ e_{1}; e_{2} : %tau }</annotation>
  </semantics>
</math>
</file>

<file path=Object 33/content.xml><?xml version="1.0" encoding="utf-8"?>
<math xmlns="http://www.w3.org/1998/Math/MathML" display="block">
  <semantics>
    <mfrac>
      <mrow>
        <mi mathvariant="normal">Γ</mi>
        <mi>;</mi>
        <mi>M</mi>
        <mi>⊢</mi>
        <mi>e</mi>
        <mi mathvariant="normal">:</mi>
        <mi mathvariant="normal">τ</mi>
      </mrow>
      <mrow>
        <mi mathvariant="normal">Γ</mi>
        <mi>;</mi>
        <mi>M</mi>
        <mi>⊢</mi>
        <mtext>ref</mtext>
        <mi>e</mi>
        <mi mathvariant="normal">:</mi>
        <mtext>Ref</mtext>
        <mi mathvariant="normal">τ</mi>
      </mrow>
    </mfrac>
    <annotation encoding="StarMath 5.0">{{%GAMMA; M ⊢ e : %tau}} over {%GAMMA; M ⊢ "ref" e : "Ref" %tau }</annotation>
  </semantics>
</math>
</file>

<file path=Object 34/content.xml><?xml version="1.0" encoding="utf-8"?>
<math xmlns="http://www.w3.org/1998/Math/MathML" display="block">
  <semantics>
    <mfrac>
      <mrow>
        <mi mathvariant="normal">Γ</mi>
        <mi>;</mi>
        <mi>M</mi>
        <mi>⊢</mi>
        <mi>e</mi>
        <mi mathvariant="normal">:</mi>
        <mtext>Ref</mtext>
        <mi mathvariant="normal">τ</mi>
      </mrow>
      <mrow>
        <mi mathvariant="normal">Γ</mi>
        <mi>;</mi>
        <mi>M</mi>
        <mi>⊢</mi>
        <mi>!</mi>
        <mi>e</mi>
        <mi mathvariant="normal">:</mi>
        <mi mathvariant="normal">τ</mi>
      </mrow>
    </mfrac>
    <annotation encoding="StarMath 5.0">{{%GAMMA; M ⊢ e : "Ref" %tau}} over {%GAMMA; M ⊢ ! e : %tau }</annotation>
  </semantics>
</math>
</file>

<file path=Object 35/content.xml><?xml version="1.0" encoding="utf-8"?>
<math xmlns="http://www.w3.org/1998/Math/MathML" display="block">
  <semantics>
    <mfrac>
      <mrow>
        <mrow>
          <mi mathvariant="normal">Γ</mi>
          <mi>;</mi>
          <mi>M</mi>
          <mi>⊢</mi>
          <msub>
            <mi>e</mi>
            <mn>1</mn>
          </msub>
          <mi mathvariant="normal">:</mi>
          <mtext>Ref</mtext>
          <mi mathvariant="normal">τ</mi>
        </mrow>
        <mrow/>
        <mrow/>
        <mrow/>
        <mrow>
          <mi mathvariant="normal">Γ</mi>
          <mi>;</mi>
          <mi>M</mi>
          <mi>⊢</mi>
          <msub>
            <mi>e</mi>
            <mn>2</mn>
          </msub>
          <mi mathvariant="normal">:</mi>
          <mi mathvariant="normal">τ</mi>
        </mrow>
      </mrow>
      <mrow>
        <mi mathvariant="normal">Γ</mi>
        <mi>;</mi>
        <mi>M</mi>
        <mi>⊢</mi>
        <msub>
          <mi>e</mi>
          <mn>1</mn>
        </msub>
        <mtext>:=</mtext>
        <msub>
          <mi>e</mi>
          <mn>2</mn>
        </msub>
        <mi mathvariant="normal">:</mi>
        <mtext>Unit</mtext>
      </mrow>
    </mfrac>
    <annotation encoding="StarMath 5.0">{{%GAMMA; M ⊢ e_{1}: "Ref" %tau } {}{}{} {%GAMMA; M ⊢ e_{2}: %tau}} over {%GAMMA; M ⊢ e_{1} ":=" e_{2} : "Unit" }</annotation>
  </semantics>
</math>
</file>

<file path=Object 36/content.xml><?xml version="1.0" encoding="utf-8"?>
<math xmlns="http://www.w3.org/1998/Math/MathML" display="block">
  <semantics>
    <mfrac>
      <mrow>
        <mi>M</mi>
        <mrow>
          <mrow>
            <mo fence="true" stretchy="false">(</mo>
            <mrow>
              <mi>i</mi>
            </mrow>
            <mo fence="true" stretchy="false">)</mo>
          </mrow>
          <mo stretchy="false">=</mo>
          <mi mathvariant="normal">τ</mi>
        </mrow>
      </mrow>
      <mrow>
        <mi mathvariant="normal">Γ</mi>
        <mi>;</mi>
        <mi>M</mi>
        <mi>⊢</mi>
        <msub>
          <mi mathvariant="italic">loc</mi>
          <mi>i</mi>
        </msub>
        <mi mathvariant="normal">:</mi>
        <mtext>Ref</mtext>
        <mi mathvariant="normal">τ</mi>
      </mrow>
    </mfrac>
    <annotation encoding="StarMath 5.0">{M(i) = %tau} over {%GAMMA; M ⊢ loc_{i}: "Ref" %tau }</annotation>
  </semantics>
</math>
</file>

<file path=Object 4/content.xml><?xml version="1.0" encoding="utf-8"?>
<math xmlns="http://www.w3.org/1998/Math/MathML" display="block">
  <semantics>
    <mfrac>
      <mrow>
        <mrow>
          <mo fence="true" stretchy="false">(</mo>
          <mrow>
            <mrow>
              <mi>e</mi>
              <mi>,</mi>
              <mi>m</mi>
            </mrow>
          </mrow>
          <mo fence="true" stretchy="false">)</mo>
        </mrow>
        <mi>⇓</mi>
        <mrow>
          <mo fence="true" stretchy="false">(</mo>
          <mrow>
            <mrow>
              <mi>u</mi>
              <mi>,</mi>
              <mi>m</mi>
              <mi>'</mi>
            </mrow>
          </mrow>
          <mo fence="true" stretchy="false">)</mo>
        </mrow>
        <mrow/>
        <mrow/>
        <mrow/>
        <mrow>
          <mrow>
            <mo fence="true" stretchy="false">(</mo>
            <mrow>
              <mrow>
                <mi mathvariant="normal">▫</mi>
                <mi>u</mi>
                <mi>,</mi>
                <mi>m</mi>
                <mi>'</mi>
              </mrow>
            </mrow>
            <mo fence="true" stretchy="false">)</mo>
          </mrow>
          <mi>⇓</mi>
          <mrow>
            <mo fence="true" stretchy="false">(</mo>
            <mrow>
              <mrow>
                <mrow>
                  <mo fence="true" stretchy="false">[</mo>
                  <mrow>
                    <mrow>
                      <mo fence="true" stretchy="false">[</mo>
                      <mrow>
                        <mi mathvariant="normal">▫</mi>
                      </mrow>
                      <mo fence="true" stretchy="false">]</mo>
                    </mrow>
                  </mrow>
                  <mo fence="true" stretchy="false">]</mo>
                </mrow>
                <mi>u</mi>
                <mi>,</mi>
                <mi>m</mi>
                <mi>'</mi>
              </mrow>
            </mrow>
            <mo fence="true" stretchy="false">)</mo>
          </mrow>
        </mrow>
      </mrow>
      <mrow>
        <mrow>
          <mo fence="true" stretchy="false">(</mo>
          <mrow>
            <mrow>
              <mi mathvariant="normal">▫</mi>
              <mi>e</mi>
              <mi>,</mi>
              <mi>m</mi>
            </mrow>
          </mrow>
          <mo fence="true" stretchy="false">)</mo>
        </mrow>
        <mi>⇓</mi>
        <mrow>
          <mo fence="true" stretchy="false">(</mo>
          <mrow>
            <mrow>
              <mrow>
                <mo fence="true" stretchy="false">[</mo>
                <mrow>
                  <mrow>
                    <mo fence="true" stretchy="false">[</mo>
                    <mrow>
                      <mi mathvariant="normal">▫</mi>
                    </mrow>
                    <mo fence="true" stretchy="false">]</mo>
                  </mrow>
                </mrow>
                <mo fence="true" stretchy="false">]</mo>
              </mrow>
              <mi>u</mi>
              <mi>,</mi>
              <mi>m</mi>
              <mi>'</mi>
            </mrow>
          </mrow>
          <mo fence="true" stretchy="false">)</mo>
        </mrow>
      </mrow>
    </mfrac>
    <annotation encoding="StarMath 5.0">{(e,m)⇓(u,m') {}{}{} {(%unaryop u,m')⇓([[%unaryop ]]u,m')}} over {( %unaryop e,m)⇓([[%unaryop ]] u,m')}</annotation>
  </semantics>
</math>
</file>

<file path=Object 5/content.xml><?xml version="1.0" encoding="utf-8"?>
<math xmlns="http://www.w3.org/1998/Math/MathML" display="block">
  <semantics>
    <mfrac>
      <mrow>
        <mrow>
          <mrow>
            <mo fence="true" stretchy="false">(</mo>
            <mrow>
              <mrow>
                <msub>
                  <mi>e</mi>
                  <mn>1</mn>
                </msub>
                <mi>,</mi>
                <mi>m</mi>
              </mrow>
            </mrow>
            <mo fence="true" stretchy="false">)</mo>
          </mrow>
          <mi>⇓</mi>
          <mrow>
            <mo fence="true" stretchy="false">(</mo>
            <mrow>
              <mrow>
                <msub>
                  <mi>u</mi>
                  <mn>1</mn>
                </msub>
                <mi>,</mi>
                <mi>m</mi>
                <mi>'</mi>
                <mi>'</mi>
              </mrow>
            </mrow>
            <mo fence="true" stretchy="false">)</mo>
          </mrow>
        </mrow>
        <mrow/>
        <mrow/>
        <mrow/>
        <mrow>
          <mrow>
            <mo fence="true" stretchy="false">(</mo>
            <mrow>
              <mrow>
                <msub>
                  <mi>e</mi>
                  <mn>2</mn>
                </msub>
                <mi>,</mi>
                <mi>m</mi>
                <mi>'</mi>
                <mi>'</mi>
              </mrow>
            </mrow>
            <mo fence="true" stretchy="false">)</mo>
          </mrow>
          <mi>⇓</mi>
          <mrow>
            <mo fence="true" stretchy="false">(</mo>
            <mrow>
              <mrow>
                <msub>
                  <mi>u</mi>
                  <mn>2</mn>
                </msub>
                <mi>,</mi>
                <mi>m</mi>
                <mi>'</mi>
              </mrow>
            </mrow>
            <mo fence="true" stretchy="false">)</mo>
          </mrow>
        </mrow>
        <mrow/>
        <mrow/>
        <mrow/>
        <mrow>
          <mrow>
            <mo fence="true" stretchy="false">(</mo>
            <mrow>
              <mrow>
                <msub>
                  <mi>u</mi>
                  <mn>1</mn>
                </msub>
                <mo stretchy="false">∘</mo>
                <msub>
                  <mi>u</mi>
                  <mn>2</mn>
                </msub>
                <mi>,</mi>
                <mi>m</mi>
                <mi>'</mi>
              </mrow>
            </mrow>
            <mo fence="true" stretchy="false">)</mo>
          </mrow>
          <mi>⇓</mi>
          <mrow>
            <mo fence="true" stretchy="false">(</mo>
            <mrow>
              <mrow>
                <mrow>
                  <mo fence="true" stretchy="false">[</mo>
                  <mrow>
                    <mrow>
                      <mo fence="true" stretchy="false">[</mo>
                      <mrow>
                        <mo stretchy="false">∘</mo>
                      </mrow>
                      <mo fence="true" stretchy="false">]</mo>
                    </mrow>
                  </mrow>
                  <mo fence="true" stretchy="false">]</mo>
                </mrow>
                <mrow>
                  <mo fence="true" stretchy="false">(</mo>
                  <mrow>
                    <mrow>
                      <msub>
                        <mi>u</mi>
                        <mn>1</mn>
                      </msub>
                      <mi>,</mi>
                      <msub>
                        <mi>u</mi>
                        <mn>2</mn>
                      </msub>
                    </mrow>
                  </mrow>
                  <mo fence="true" stretchy="false">)</mo>
                </mrow>
                <mi>,</mi>
                <mi>m</mi>
                <mi>'</mi>
              </mrow>
            </mrow>
            <mo fence="true" stretchy="false">)</mo>
          </mrow>
        </mrow>
      </mrow>
      <mrow>
        <mrow>
          <mo fence="true" stretchy="false">(</mo>
          <mrow>
            <mrow>
              <msub>
                <mi>e</mi>
                <mn>1</mn>
              </msub>
              <mo stretchy="false">∘</mo>
              <msub>
                <mi>e</mi>
                <mn>2</mn>
              </msub>
              <mi>,</mi>
              <mi>m</mi>
            </mrow>
          </mrow>
          <mo fence="true" stretchy="false">)</mo>
        </mrow>
        <mi>⇓</mi>
        <mrow>
          <mo fence="true" stretchy="false">(</mo>
          <mrow>
            <mrow>
              <mrow>
                <mo fence="true" stretchy="false">[</mo>
                <mrow>
                  <mrow>
                    <mo fence="true" stretchy="false">[</mo>
                    <mrow>
                      <mo stretchy="false">∘</mo>
                    </mrow>
                    <mo fence="true" stretchy="false">]</mo>
                  </mrow>
                </mrow>
                <mo fence="true" stretchy="false">]</mo>
              </mrow>
              <mrow>
                <mo fence="true" stretchy="false">(</mo>
                <mrow>
                  <mrow>
                    <msub>
                      <mi>u</mi>
                      <mn>1</mn>
                    </msub>
                    <mi>,</mi>
                    <msub>
                      <mi>u</mi>
                      <mn>2</mn>
                    </msub>
                  </mrow>
                </mrow>
                <mo fence="true" stretchy="false">)</mo>
              </mrow>
              <mi>,</mi>
              <mi>m</mi>
              <mi>'</mi>
            </mrow>
          </mrow>
          <mo fence="true" stretchy="false">)</mo>
        </mrow>
      </mrow>
    </mfrac>
    <annotation encoding="StarMath 5.0">{{(e_{1},m) ⇓ (u_{1},m'')} {}{}{} {(e_{2},m'') ⇓ (u_{2},m')} {}{}{} {( u_{1} circ u_{2} ,m')⇓([[circ ]] (u_{1}, u_{2}),m')}} over {( e_{1} circ e_{2} ,m)⇓([[circ ]] (u_{1}, u_{2}),m')}</annotation>
  </semantics>
</math>
</file>

<file path=Object 6/content.xml><?xml version="1.0" encoding="utf-8"?>
<math xmlns="http://www.w3.org/1998/Math/MathML" display="block">
  <semantics>
    <mfrac>
      <mrow>
        <mrow>
          <mrow>
            <mo fence="true" stretchy="false">(</mo>
            <mrow>
              <mrow>
                <mi>e</mi>
                <mi>,</mi>
                <mi>m</mi>
              </mrow>
            </mrow>
            <mo fence="true" stretchy="false">)</mo>
          </mrow>
          <mi>⇓</mi>
          <mrow>
            <mo fence="true" stretchy="false">(</mo>
            <mrow>
              <mrow>
                <mi mathvariant="italic">true</mi>
                <mi>,</mi>
                <mi>m</mi>
                <mi>'</mi>
                <mi>'</mi>
              </mrow>
            </mrow>
            <mo fence="true" stretchy="false">)</mo>
          </mrow>
        </mrow>
        <mrow/>
        <mrow/>
        <mrow/>
        <mrow>
          <mrow>
            <mo fence="true" stretchy="false">(</mo>
            <mrow>
              <mrow>
                <msub>
                  <mi>e</mi>
                  <mn>1</mn>
                </msub>
                <mi>,</mi>
                <mi>m</mi>
                <mi>'</mi>
                <mi>'</mi>
              </mrow>
            </mrow>
            <mo fence="true" stretchy="false">)</mo>
          </mrow>
          <mi>⇓</mi>
          <mrow>
            <mo fence="true" stretchy="false">(</mo>
            <mrow>
              <mrow>
                <msub>
                  <mi>u</mi>
                  <mn>1</mn>
                </msub>
                <mi>,</mi>
                <mi>m</mi>
                <mi>'</mi>
              </mrow>
            </mrow>
            <mo fence="true" stretchy="false">)</mo>
          </mrow>
        </mrow>
      </mrow>
      <mrow>
        <mrow>
          <mo fence="true" stretchy="false">(</mo>
          <mrow>
            <mrow>
              <mi mathvariant="italic">if</mi>
              <mi>e</mi>
              <mi mathvariant="italic">then</mi>
              <msub>
                <mi>e</mi>
                <mn>1</mn>
              </msub>
              <mi mathvariant="italic">else</mi>
              <msub>
                <mi>e</mi>
                <mn>2</mn>
              </msub>
              <mi>,</mi>
              <mi>m</mi>
            </mrow>
          </mrow>
          <mo fence="true" stretchy="false">)</mo>
        </mrow>
        <mi>⇓</mi>
        <mrow>
          <mo fence="true" stretchy="false">(</mo>
          <mrow>
            <mrow>
              <msub>
                <mi>u</mi>
                <mn>1</mn>
              </msub>
              <mi>,</mi>
              <mi>m</mi>
              <mi>'</mi>
            </mrow>
          </mrow>
          <mo fence="true" stretchy="false">)</mo>
        </mrow>
      </mrow>
    </mfrac>
    <annotation encoding="StarMath 5.0">{{(e,m) ⇓ (true ,m'')} {}{}{} {(e_{1},m'') ⇓ (u_{1},m')}} over {( if e then e_{1} else e_{2} ,m)⇓(u_{1},m')}</annotation>
  </semantics>
</math>
</file>

<file path=Object 7/content.xml><?xml version="1.0" encoding="utf-8"?>
<math xmlns="http://www.w3.org/1998/Math/MathML" display="block">
  <semantics>
    <mfrac>
      <mrow>
        <mrow>
          <mrow>
            <mo fence="true" stretchy="false">(</mo>
            <mrow>
              <mrow>
                <mi>e</mi>
                <mi>,</mi>
                <mi>m</mi>
              </mrow>
            </mrow>
            <mo fence="true" stretchy="false">)</mo>
          </mrow>
          <mi>⇓</mi>
          <mrow>
            <mo fence="true" stretchy="false">(</mo>
            <mrow>
              <mrow>
                <mi mathvariant="italic">false</mi>
                <mi>,</mi>
                <mi>m</mi>
                <mi>'</mi>
                <mi>'</mi>
              </mrow>
            </mrow>
            <mo fence="true" stretchy="false">)</mo>
          </mrow>
        </mrow>
        <mrow/>
        <mrow/>
        <mrow/>
        <mrow>
          <mrow>
            <mo fence="true" stretchy="false">(</mo>
            <mrow>
              <mrow>
                <msub>
                  <mi>e</mi>
                  <mn>2</mn>
                </msub>
                <mi>,</mi>
                <mi>m</mi>
                <mi>'</mi>
                <mi>'</mi>
              </mrow>
            </mrow>
            <mo fence="true" stretchy="false">)</mo>
          </mrow>
          <mi>⇓</mi>
          <mrow>
            <mo fence="true" stretchy="false">(</mo>
            <mrow>
              <mrow>
                <msub>
                  <mi>u</mi>
                  <mn>2</mn>
                </msub>
                <mi>,</mi>
                <mi>m</mi>
                <mi>'</mi>
              </mrow>
            </mrow>
            <mo fence="true" stretchy="false">)</mo>
          </mrow>
        </mrow>
      </mrow>
      <mrow>
        <mrow>
          <mo fence="true" stretchy="false">(</mo>
          <mrow>
            <mrow>
              <mi mathvariant="italic">if</mi>
              <mi>e</mi>
              <mi mathvariant="italic">then</mi>
              <msub>
                <mi>e</mi>
                <mn>1</mn>
              </msub>
              <mi mathvariant="italic">else</mi>
              <msub>
                <mi>e</mi>
                <mn>2</mn>
              </msub>
              <mi>,</mi>
              <mi>m</mi>
            </mrow>
          </mrow>
          <mo fence="true" stretchy="false">)</mo>
        </mrow>
        <mi>⇓</mi>
        <mrow>
          <mo fence="true" stretchy="false">(</mo>
          <mrow>
            <mrow>
              <msub>
                <mi>u</mi>
                <mn>2</mn>
              </msub>
              <mi>,</mi>
              <mi>m</mi>
              <mi>'</mi>
            </mrow>
          </mrow>
          <mo fence="true" stretchy="false">)</mo>
        </mrow>
      </mrow>
    </mfrac>
    <annotation encoding="StarMath 5.0">{{(e,m) ⇓ (false ,m'')} {}{}{} {(e_{2},m'') ⇓ (u_{2},m')}} over {( if e then e_{1} else e_{2} ,m)⇓(u_{2},m')}</annotation>
  </semantics>
</math>
</file>

<file path=Object 8/content.xml><?xml version="1.0" encoding="utf-8"?>
<math xmlns="http://www.w3.org/1998/Math/MathML" display="block">
  <semantics>
    <mfrac>
      <mrow>
        <mrow>
          <mrow>
            <mo fence="true" stretchy="false">(</mo>
            <mrow>
              <mrow>
                <msub>
                  <mi>e</mi>
                  <mn>1</mn>
                </msub>
                <mi>,</mi>
                <mi>m</mi>
                <mi>'</mi>
                <mi>'</mi>
              </mrow>
            </mrow>
            <mo fence="true" stretchy="false">)</mo>
          </mrow>
          <mi>⇓</mi>
          <mrow>
            <mo fence="true" stretchy="false">(</mo>
            <mrow>
              <mrow>
                <mi mathvariant="normal">λ</mi>
                <mi>x</mi>
                <mi mathvariant="normal">:</mi>
                <mi mathvariant="normal">τ</mi>
                <mi>.</mi>
                <mi>e</mi>
                <mi>,</mi>
                <mi>m</mi>
                <mi>'</mi>
                <mi>'</mi>
                <mi>'</mi>
              </mrow>
            </mrow>
            <mo fence="true" stretchy="false">)</mo>
          </mrow>
        </mrow>
        <mrow/>
        <mrow/>
        <mrow/>
        <mrow>
          <mrow>
            <mo fence="true" stretchy="false">(</mo>
            <mrow>
              <mrow>
                <msub>
                  <mi>e</mi>
                  <mn>2</mn>
                </msub>
                <mi>,</mi>
                <mi>m</mi>
              </mrow>
            </mrow>
            <mo fence="true" stretchy="false">)</mo>
          </mrow>
          <mi>⇓</mi>
          <mrow>
            <mo fence="true" stretchy="false">(</mo>
            <mrow>
              <mrow>
                <msub>
                  <mi>u</mi>
                  <mn>2</mn>
                </msub>
                <mi>,</mi>
                <mi>m</mi>
                <mi>'</mi>
                <mi>'</mi>
              </mrow>
            </mrow>
            <mo fence="true" stretchy="false">)</mo>
          </mrow>
        </mrow>
        <mrow/>
        <mrow/>
        <mrow/>
        <mrow>
          <mrow>
            <mo fence="true" stretchy="false">(</mo>
            <mrow>
              <mrow>
                <mi>e</mi>
                <mrow>
                  <mo fence="true" stretchy="false">[</mo>
                  <mrow>
                    <mrow>
                      <mi>x</mi>
                      <mrow>
                        <mi mathvariant="normal">:</mi>
                        <mo stretchy="false">=</mo>
                        <msub>
                          <mi>u</mi>
                          <mn>2</mn>
                        </msub>
                      </mrow>
                    </mrow>
                  </mrow>
                  <mo fence="true" stretchy="false">]</mo>
                </mrow>
                <mi>,</mi>
                <mi>m</mi>
                <mi>'</mi>
                <mi>'</mi>
                <mi>'</mi>
              </mrow>
            </mrow>
            <mo fence="true" stretchy="false">)</mo>
          </mrow>
          <mi>⇓</mi>
          <mrow>
            <mo fence="true" stretchy="false">(</mo>
            <mrow>
              <mrow>
                <mi>u</mi>
                <mi>,</mi>
                <mi>m</mi>
                <mi>'</mi>
              </mrow>
            </mrow>
            <mo fence="true" stretchy="false">)</mo>
          </mrow>
        </mrow>
      </mrow>
      <mrow>
        <mrow>
          <mo fence="true" stretchy="false">(</mo>
          <mrow>
            <mrow>
              <msub>
                <mi>e</mi>
                <mn>1</mn>
              </msub>
              <msub>
                <mi>e</mi>
                <mn>2</mn>
              </msub>
              <mi>,</mi>
              <mi>m</mi>
            </mrow>
          </mrow>
          <mo fence="true" stretchy="false">)</mo>
        </mrow>
        <mi>⇓</mi>
        <mrow>
          <mo fence="true" stretchy="false">(</mo>
          <mrow>
            <mrow>
              <mi>u</mi>
              <mi>,</mi>
              <mi>m</mi>
              <mi>'</mi>
            </mrow>
          </mrow>
          <mo fence="true" stretchy="false">)</mo>
        </mrow>
      </mrow>
    </mfrac>
    <annotation encoding="StarMath 5.0">{{(e_{1},m'')⇓({%lambda}x:{%tau}.e,m''')} {}{}{} {(e_{2},m)⇓(u_{2}, m'')} {}{}{} {(e[x:=u_{2}],m''')⇓(u, m')}} over {(e_{1}e_{2},m)⇓(u,m')}</annotation>
  </semantics>
</math>
</file>

<file path=Object 9/content.xml><?xml version="1.0" encoding="utf-8"?>
<math xmlns="http://www.w3.org/1998/Math/MathML" display="block">
  <semantics>
    <mfrac>
      <mrow>
        <mrow>
          <mrow>
            <mo fence="true" stretchy="false">(</mo>
            <mrow>
              <mrow>
                <msub>
                  <mi>e</mi>
                  <mn>1</mn>
                </msub>
                <mi>,</mi>
                <mi>m</mi>
              </mrow>
            </mrow>
            <mo fence="true" stretchy="false">)</mo>
          </mrow>
          <mi>⇓</mi>
          <mrow>
            <mo fence="true" stretchy="false">(</mo>
            <mrow>
              <mrow>
                <mi mathvariant="normal">λ</mi>
                <mi>x</mi>
                <mi mathvariant="normal">:</mi>
                <mi mathvariant="normal">τ</mi>
                <mi>.</mi>
                <mi>e</mi>
                <mi>,</mi>
                <mi>m</mi>
                <mi>'</mi>
                <mi>'</mi>
              </mrow>
            </mrow>
            <mo fence="true" stretchy="false">)</mo>
          </mrow>
        </mrow>
        <mrow/>
        <mrow/>
        <mrow/>
        <mrow>
          <mrow>
            <mo fence="true" stretchy="false">(</mo>
            <mrow>
              <mrow>
                <mi>e</mi>
                <mrow>
                  <mo fence="true" stretchy="false">[</mo>
                  <mrow>
                    <mrow>
                      <mi>x</mi>
                      <mrow>
                        <mi mathvariant="normal">:</mi>
                        <mo stretchy="false">=</mo>
                        <msub>
                          <mi>e</mi>
                          <mn>2</mn>
                        </msub>
                      </mrow>
                    </mrow>
                  </mrow>
                  <mo fence="true" stretchy="false">]</mo>
                </mrow>
                <mi>,</mi>
                <mi>m</mi>
                <mi>'</mi>
                <mi>'</mi>
              </mrow>
            </mrow>
            <mo fence="true" stretchy="false">)</mo>
          </mrow>
          <mi>⇓</mi>
          <mrow>
            <mo fence="true" stretchy="false">(</mo>
            <mrow>
              <mrow>
                <mi>u</mi>
                <mi>,</mi>
                <mi>m</mi>
                <mi>'</mi>
              </mrow>
            </mrow>
            <mo fence="true" stretchy="false">)</mo>
          </mrow>
        </mrow>
      </mrow>
      <mrow>
        <mrow>
          <mo fence="true" stretchy="false">(</mo>
          <mrow>
            <mrow>
              <msub>
                <mi>e</mi>
                <mn>1</mn>
              </msub>
              <msub>
                <mi>e</mi>
                <mn>2</mn>
              </msub>
              <mi>,</mi>
              <mi>m</mi>
            </mrow>
          </mrow>
          <mo fence="true" stretchy="false">)</mo>
        </mrow>
        <mi>⇓</mi>
        <mrow>
          <mo fence="true" stretchy="false">(</mo>
          <mrow>
            <mrow>
              <mi>u</mi>
              <mi>,</mi>
              <mi>m</mi>
              <mi>'</mi>
            </mrow>
          </mrow>
          <mo fence="true" stretchy="false">)</mo>
        </mrow>
      </mrow>
    </mfrac>
    <annotation encoding="StarMath 5.0">{{(e_{1},m)⇓({%lambda}x:{%tau}.e,m'')} {}{}{} {(e[x:=e_{2}],m'')⇓(u, m')}} over {(e_{1}e_{2},m)⇓(u,m')}</annotation>
  </semantics>
</math>
</file>